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Title">
      <style:paragraph-properties fo:break-before="auto" fo:line-height="115%" style:writing-mode="lr-tb"/>
    </style:style>
    <style:style style:name="T2_1" style:family="text">
      <style:text-properties style:font-name="Arial" fo:font-size="11pt" style:font-name-asian="Arial" style:font-size-asian="11pt" style:font-name-complex="Arial" style:font-size-complex="11pt"/>
    </style:style>
    <style:style style:name="T2_2" style:family="text">
      <style:text-properties style:font-name="Arial" fo:font-size="11pt" style:font-name-asian="Arial" style:font-size-asian="11pt" style:font-name-complex="Arial" style:font-size-complex="11pt"/>
    </style:style>
    <style:style style:name="T2_3" style:family="text"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7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  <style:style style:name="T9_39" style:family="text"/>
    <style:style style:name="T9_40" style:family="text">
      <style:text-properties fo:color="#1155cc" style:text-underline-style="solid" style:text-underline-color="font-color"/>
    </style:style>
    <style:style style:name="T9_41" style:family="text"/>
    <style:style style:name="T9_42" style:family="text">
      <style:text-properties fo:color="#1155cc" style:text-underline-style="solid" style:text-underline-color="font-color"/>
    </style:style>
    <style:style style:name="T9_43" style:family="text"/>
    <style:style style:name="T9_44" style:family="text">
      <style:text-properties fo:color="#1155cc" style:text-underline-style="solid" style:text-underline-color="font-color"/>
    </style:style>
    <style:style style:name="T9_45" style:family="text"/>
    <style:style style:name="T9_46" style:family="text">
      <style:text-properties fo:color="#1155cc" style:text-underline-style="solid" style:text-underline-color="font-color"/>
    </style:style>
    <style:style style:name="T9_47" style:family="text"/>
    <style:style style:name="T9_48" style:family="text">
      <style:text-properties fo:color="#1155cc" style:text-underline-style="solid" style:text-underline-color="font-color"/>
    </style:style>
    <style:style style:name="T9_49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font-weight="bold" style:font-weight-asian="bold" style:font-weight-complex="bold"/>
    </style:style>
    <style:style style:name="T14_18" style:family="text">
      <style:text-properties fo:font-weight="bold" style:font-weight-asian="bold" style:font-weight-complex="bold"/>
    </style:style>
    <style:style style:name="T14_19" style:family="text">
      <style:text-properties fo:font-weight="bold" style:font-weight-asian="bold" style:font-weight-complex="bold"/>
    </style:style>
    <style:style style:name="T14_20" style:family="text"/>
    <style:style style:name="T14_21" style:family="text"/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/>
    <style:style style:name="T15_2" style:family="text"/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>
      <style:text-properties fo:font-weight="bold" style:font-weight-asian="bold" style:font-weight-complex="bold"/>
    </style:style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>
      <style:text-properties fo:font-weight="bold" style:font-weight-asian="bold" style:font-weight-complex="bold"/>
    </style:style>
    <style:style style:name="T17_24" style:family="text">
      <style:text-properties fo:font-weight="bold" style:font-weight-asian="bold" style:font-weight-complex="bold"/>
    </style:style>
    <style:style style:name="T17_25" style:family="text"/>
    <style:style style:name="T17_26" style:family="text"/>
    <style:style style:name="T17_27" style:family="text"/>
    <style:style style:name="T17_28" style:family="text">
      <style:text-properties fo:font-weight="bold" style:font-weight-asian="bold" style:font-weight-complex="bold"/>
    </style:style>
    <style:style style:name="T17_29" style:family="text">
      <style:text-properties fo:font-weight="bold" style:font-weight-asian="bold" style:font-weight-complex="bold"/>
    </style:style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P1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8_1" style:family="text"/>
    <style:style style:name="T18_2" style:family="text"/>
    <style:style style:name="T18_3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 fo:color="#444444" style:font-name="Verdana" style:font-name-asian="Verdana" style:font-name-complex="Verdana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0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0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0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8" style:family="text"/>
    <style:style style:name="T22_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10" style:family="text"/>
    <style:style style:name="T22_1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12" style:family="text"/>
    <style:style style:name="T22_1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14" style:family="text"/>
    <style:style style:name="T22_1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16" style:family="text"/>
    <style:style style:name="T22_1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18" style:family="text"/>
    <style:style style:name="T22_1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2_20" style:family="text"/>
    <style:style style:name="T22_2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>
      <style:text-properties fo:background-color="#ffffff" fo:color="#444444" style:font-name="Verdana" style:font-name-asian="Verdana" style:font-name-complex="Verdana"/>
    </style:style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background-color="#ffffff" fo:color="#444444" style:font-name="Verdana" style:font-name-asian="Verdana" style:font-name-complex="Verdana"/>
    </style:style>
    <style:style style:name="T28_6" style:family="text">
      <style:text-properties fo:background-color="#ffffff" fo:color="#444444" style:font-name="Verdana" style:font-name-asian="Verdana" style:font-name-complex="Verdana"/>
    </style:style>
    <style:style style:name="T28_7" style:family="text">
      <style:text-properties fo:background-color="#ffffff" fo:color="#444444" style:font-name="Verdana" style:font-name-asian="Verdana" style:font-name-complex="Verdana"/>
    </style:style>
    <style:style style:name="T28_8" style:family="text">
      <style:text-properties fo:background-color="#ffffff" fo:color="#444444" style:font-name="Verdana" style:font-name-asian="Verdana" style:font-name-complex="Verdana"/>
    </style:style>
    <style:style style:name="T28_9" style:family="text">
      <style:text-properties fo:background-color="#ffffff" fo:color="#444444" style:font-name="Verdana" style:font-name-asian="Verdana" style:font-name-complex="Verdana"/>
    </style:style>
    <style:style style:name="T28_10" style:family="text">
      <style:text-properties fo:background-color="#ffffff" fo:color="#444444" style:font-name="Verdana" style:font-name-asian="Verdana" style:font-name-complex="Verdana"/>
    </style:style>
    <style:style style:name="T28_11" style:family="text">
      <style:text-properties fo:background-color="#ffffff" fo:color="#444444" style:font-name="Verdana" style:font-name-asian="Verdana" style:font-name-complex="Verdana"/>
    </style:style>
    <style:style style:name="T28_12" style:family="text">
      <style:text-properties fo:background-color="#ffffff" fo:color="#444444" style:font-name="Verdana" style:font-name-asian="Verdana" style:font-name-complex="Verdana"/>
    </style:style>
    <style:style style:name="T28_13" style:family="text">
      <style:text-properties fo:background-color="#ffffff" fo:color="#444444" style:font-name="Verdana" style:font-name-asian="Verdana" style:font-name-complex="Verdana"/>
    </style:style>
    <style:style style:name="T28_14" style:family="text">
      <style:text-properties fo:background-color="#ffffff" fo:color="#444444" style:font-name="Verdana" style:font-name-asian="Verdana" style:font-name-complex="Verdana"/>
    </style:style>
    <style:style style:name="T28_15" style:family="text">
      <style:text-properties fo:background-color="#ffffff" fo:color="#444444" style:font-name="Verdana" style:font-name-asian="Verdana" style:font-name-complex="Verdana"/>
    </style:style>
    <style:style style:name="T28_16" style:family="text">
      <style:text-properties fo:background-color="#ffffff" fo:color="#444444" style:font-name="Verdana" style:font-name-asian="Verdana" style:font-name-complex="Verdana"/>
    </style:style>
    <style:style style:name="T28_17" style:family="text">
      <style:text-properties fo:background-color="#ffffff" fo:color="#444444" style:font-name="Verdana" style:font-name-asian="Verdana" style:font-name-complex="Verdana"/>
    </style:style>
    <style:style style:name="T28_18" style:family="text">
      <style:text-properties fo:background-color="#ffffff" fo:color="#444444" style:font-name="Verdana" style:font-name-asian="Verdana" style:font-name-complex="Verdana"/>
    </style:style>
    <style:style style:name="T28_19" style:family="text">
      <style:text-properties fo:background-color="#ffffff" fo:color="#444444" style:font-name="Verdana" style:font-name-asian="Verdana" style:font-name-complex="Verdana"/>
    </style:style>
    <style:style style:name="T28_20" style:family="text">
      <style:text-properties fo:background-color="#ffffff" fo:color="#444444" style:font-name="Verdana" style:font-name-asian="Verdana" style:font-name-complex="Verdana"/>
    </style:style>
    <style:style style:name="T28_21" style:family="text">
      <style:text-properties fo:background-color="#ffffff" fo:color="#444444" style:font-name="Verdana" style:font-name-asian="Verdana" style:font-name-complex="Verdana"/>
    </style:style>
    <style:style style:name="T28_22" style:family="text">
      <style:text-properties fo:background-color="#ffffff" fo:color="#444444" style:font-name="Verdana" style:font-name-asian="Verdana" style:font-name-complex="Verdana"/>
    </style:style>
    <style:style style:name="T28_23" style:family="text">
      <style:text-properties fo:background-color="#ffffff" fo:color="#444444" style:font-name="Verdana" style:font-name-asian="Verdana" style:font-name-complex="Verdana"/>
    </style:style>
    <style:style style:name="T28_24" style:family="text">
      <style:text-properties fo:background-color="#ffffff" fo:color="#444444" style:font-name="Verdana" style:font-name-asian="Verdana" style:font-name-complex="Verdana"/>
    </style:style>
    <style:style style:name="T28_25" style:family="text">
      <style:text-properties fo:background-color="#ffffff" fo:color="#444444" style:font-name="Verdana" style:font-name-asian="Verdana" style:font-name-complex="Verdana"/>
    </style:style>
    <style:style style:name="T28_26" style:family="text">
      <style:text-properties fo:background-color="#ffffff" fo:color="#444444" style:font-name="Verdana" style:font-name-asian="Verdana" style:font-name-complex="Verdana"/>
    </style:style>
    <style:style style:name="T28_27" style:family="text">
      <style:text-properties fo:background-color="#ffffff" fo:color="#444444" style:font-name="Verdana" style:font-name-asian="Verdana" style:font-name-complex="Verdana"/>
    </style:style>
    <style:style style:name="T28_28" style:family="text">
      <style:text-properties fo:background-color="#ffffff" fo:color="#444444" style:font-name="Verdana" style:font-name-asian="Verdana" style:font-name-complex="Verdana"/>
    </style:style>
    <style:style style:name="T28_29" style:family="text">
      <style:text-properties fo:background-color="#ffffff" fo:color="#444444" style:font-name="Verdana" style:font-name-asian="Verdana" style:font-name-complex="Verdana"/>
    </style:style>
    <style:style style:name="T28_30" style:family="text">
      <style:text-properties fo:background-color="#ffffff" fo:color="#444444" style:font-name="Verdana" style:font-name-asian="Verdana" style:font-name-complex="Verdana"/>
    </style:style>
    <style:style style:name="T28_31" style:family="text">
      <style:text-properties fo:background-color="#ffffff" fo:color="#444444" style:font-name="Verdana" style:font-name-asian="Verdana" style:font-name-complex="Verdana"/>
    </style:style>
    <style:style style:name="T28_32" style:family="text">
      <style:text-properties fo:background-color="#ffffff" fo:color="#444444" style:font-name="Verdana" style:font-name-asian="Verdana" style:font-name-complex="Verdana"/>
    </style:style>
    <style:style style:name="T28_33" style:family="text">
      <style:text-properties fo:background-color="#ffffff" fo:color="#444444" style:font-name="Verdana" style:font-name-asian="Verdana" style:font-name-complex="Verdana"/>
    </style:style>
    <style:style style:name="T28_34" style:family="text">
      <style:text-properties fo:background-color="#ffffff" fo:color="#444444" style:font-name="Verdana" style:font-name-asian="Verdana" style:font-name-complex="Verdana"/>
    </style:style>
    <style:style style:name="T28_35" style:family="text">
      <style:text-properties fo:background-color="#ffffff" fo:color="#444444" style:font-name="Verdana" style:font-name-asian="Verdana" style:font-name-complex="Verdana"/>
    </style:style>
    <style:style style:name="T28_36" style:family="text">
      <style:text-properties fo:background-color="#ffffff" fo:color="#444444" style:font-name="Verdana" style:font-name-asian="Verdana" style:font-name-complex="Verdana"/>
    </style:style>
    <style:style style:name="T28_37" style:family="text">
      <style:text-properties fo:background-color="#ffffff" fo:color="#444444" style:font-name="Verdana" style:font-name-asian="Verdana" style:font-name-complex="Verdana"/>
    </style:style>
    <style:style style:name="T28_38" style:family="text">
      <style:text-properties fo:background-color="#ffffff" fo:color="#444444" style:font-name="Verdana" style:font-name-asian="Verdana" style:font-name-complex="Verdana"/>
    </style:style>
    <style:style style:name="T28_39" style:family="text">
      <style:text-properties fo:background-color="#ffffff" fo:color="#444444" style:font-name="Verdana" style:font-name-asian="Verdana" style:font-name-complex="Verdana"/>
    </style:style>
    <style:style style:name="T28_40" style:family="text">
      <style:text-properties fo:background-color="#ffffff" fo:color="#444444" style:font-name="Verdana" style:font-name-asian="Verdana" style:font-name-complex="Verdana"/>
    </style:style>
    <style:style style:name="T28_41" style:family="text">
      <style:text-properties fo:background-color="#ffffff" fo:color="#444444" style:font-name="Verdana" style:font-name-asian="Verdana" style:font-name-complex="Verdana"/>
    </style:style>
    <style:style style:name="T28_42" style:family="text">
      <style:text-properties fo:background-color="#ffffff" fo:color="#444444" style:font-name="Verdana" style:font-name-asian="Verdana" style:font-name-complex="Verdana"/>
    </style:style>
    <style:style style:name="T28_43" style:family="text">
      <style:text-properties fo:background-color="#ffffff" fo:color="#444444" style:font-name="Verdana" style:font-name-asian="Verdana" style:font-name-complex="Verdana"/>
    </style:style>
    <style:style style:name="T28_44" style:family="text">
      <style:text-properties fo:background-color="#ffffff" fo:color="#444444" style:font-name="Verdana" style:font-name-asian="Verdana" style:font-name-complex="Verdana"/>
    </style:style>
    <style:style style:name="T28_45" style:family="text">
      <style:text-properties fo:background-color="#ffffff" fo:color="#444444" style:font-name="Verdana" style:font-name-asian="Verdana" style:font-name-complex="Verdana"/>
    </style:style>
    <style:style style:name="T28_46" style:family="text">
      <style:text-properties fo:background-color="#ffffff" fo:color="#444444" style:font-name="Verdana" style:font-name-asian="Verdana" style:font-name-complex="Verdana"/>
    </style:style>
    <style:style style:name="T28_47" style:family="text">
      <style:text-properties fo:background-color="#ffffff" fo:color="#444444" style:font-name="Verdana" style:font-name-asian="Verdana" style:font-name-complex="Verdana"/>
    </style:style>
    <style:style style:name="T28_48" style:family="text">
      <style:text-properties fo:background-color="#ffffff" fo:color="#444444" style:font-name="Verdana" style:font-name-asian="Verdana" style:font-name-complex="Verdana"/>
    </style:style>
    <style:style style:name="T28_49" style:family="text">
      <style:text-properties fo:background-color="#ffffff" fo:color="#444444" style:font-name="Verdana" style:font-name-asian="Verdana" style:font-name-complex="Verdana"/>
    </style:style>
    <style:style style:name="T28_50" style:family="text">
      <style:text-properties fo:background-color="#ffffff" fo:color="#444444" style:font-name="Verdana" style:font-name-asian="Verdana" style:font-name-complex="Verdana"/>
    </style:style>
    <style:style style:name="T28_51" style:family="text">
      <style:text-properties fo:background-color="#ffffff" fo:color="#444444" style:font-name="Verdana" style:font-name-asian="Verdana" style:font-name-complex="Verdana"/>
    </style:style>
    <style:style style:name="T28_52" style:family="text">
      <style:text-properties fo:background-color="#ffffff" fo:color="#444444" style:font-name="Verdana" style:font-name-asian="Verdana" style:font-name-complex="Verdana"/>
    </style:style>
    <style:style style:name="T28_53" style:family="text">
      <style:text-properties fo:background-color="#ffffff" fo:color="#444444" style:font-name="Verdana" style:font-name-asian="Verdana" style:font-name-complex="Verdana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9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>
      <style:text-properties fo:font-weight="bold" style:font-weight-asian="bold" style:font-weight-complex="bold"/>
    </style:style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T31_15" style:family="text">
      <style:text-properties fo:font-weight="bold" style:font-weight-asian="bold" style:font-weight-complex="bold"/>
    </style:style>
    <style:style style:name="T31_16" style:family="text">
      <style:text-properties fo:font-weight="bold" style:font-weight-asian="bold" style:font-weight-complex="bold"/>
    </style:style>
    <style:style style:name="T31_17" style:family="text">
      <style:text-properties fo:font-weight="bold" style:font-weight-asian="bold" style:font-weight-complex="bold"/>
    </style:style>
    <style:style style:name="T31_18" style:family="text">
      <style:text-properties fo:font-weight="bold" style:font-weight-asian="bold" style:font-weight-complex="bold"/>
    </style:style>
    <style:style style:name="T31_19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>
      <style:text-properties fo:font-weight="bold" style:font-weight-asian="bold" style:font-weight-complex="bold"/>
    </style:style>
    <style:style style:name="T32_22" style:family="text">
      <style:text-properties fo:font-weight="bold" style:font-weight-asian="bold" style:font-weight-complex="bold"/>
    </style:style>
    <style:style style:name="T32_23" style:family="text">
      <style:text-properties fo:font-weight="bold" style:font-weight-asian="bold" style:font-weight-complex="bold"/>
    </style:style>
    <style:style style:name="T32_24" style:family="text">
      <style:text-properties fo:font-weight="bold" style:font-weight-asian="bold" style:font-weight-complex="bold"/>
    </style:style>
    <style:style style:name="T32_25" style:family="text">
      <style:text-properties fo:font-weight="bold" style:font-weight-asian="bold" style:font-weight-complex="bold"/>
    </style:style>
    <style:style style:name="T32_26" style:family="text">
      <style:text-properties fo:font-weight="bold" style:font-weight-asian="bold" style:font-weight-complex="bold"/>
    </style:style>
    <style:style style:name="T32_27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T34_6" style:family="text">
      <style:text-properties fo:font-weight="bold" style:font-weight-asian="bold" style:font-weight-complex="bold"/>
    </style:style>
    <style:style style:name="T34_7" style:family="text">
      <style:text-properties fo:font-weight="bold" style:font-weight-asian="bold" style:font-weight-complex="bold"/>
    </style:style>
    <style:style style:name="T34_8" style:family="text">
      <style:text-properties fo:font-weight="bold" style:font-weight-asian="bold" style:font-weight-complex="bold"/>
    </style:style>
    <style:style style:name="T34_9" style:family="text">
      <style:text-properties fo:font-weight="bold" style:font-weight-asian="bold" style:font-weight-complex="bold"/>
    </style:style>
    <style:style style:name="T34_10" style:family="text">
      <style:text-properties fo:font-weight="bold" style:font-weight-asian="bold" style:font-weight-complex="bold"/>
    </style:style>
    <style:style style:name="T34_11" style:family="text">
      <style:text-properties fo:font-weight="bold" style:font-weight-asian="bold" style:font-weight-complex="bold"/>
    </style:style>
    <style:style style:name="T34_12" style:family="text">
      <style:text-properties fo:font-weight="bold" style:font-weight-asian="bold" style:font-weight-complex="bold"/>
    </style:style>
    <style:style style:name="T34_13" style:family="text">
      <style:text-properties fo:font-weight="bold" style:font-weight-asian="bold" style:font-weight-complex="bold"/>
    </style:style>
    <style:style style:name="T34_14" style:family="text">
      <style:text-properties fo:font-weight="bold" style:font-weight-asian="bold" style:font-weight-complex="bold"/>
    </style:style>
    <style:style style:name="T34_15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39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P41" style:family="paragraph" style:parent-style-name="Standard">
      <style:paragraph-properties fo:break-before="auto" fo:line-height="115%" style:writing-mode="lr-tb"/>
      <style:text-properties fo:background-color="#ffffff" fo:color="#444444" style:font-name="Verdana" style:font-name-asian="Verdana" style:font-name-complex="Verdana"/>
    </style:style>
    <style:style style:name="P42" style:family="paragraph" style:parent-style-name="Standard">
      <style:paragraph-properties fo:break-before="auto" fo:line-height="13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T42_11" style:family="text">
      <style:text-properties fo:font-weight="bold" style:font-weight-asian="bold" style:font-weight-complex="bold"/>
    </style:style>
    <style:style style:name="T42_12" style:family="text">
      <style:text-properties fo:font-weight="bold" style:font-weight-asian="bold" style:font-weight-complex="bold"/>
    </style:style>
    <style:style style:name="T42_13" style:family="text">
      <style:text-properties fo:font-weight="bold" style:font-weight-asian="bold" style:font-weight-complex="bold"/>
    </style:style>
    <style:style style:name="T42_14" style:family="text">
      <style:text-properties fo:font-weight="bold" style:font-weight-asian="bold" style:font-weight-complex="bold"/>
    </style:style>
    <style:style style:name="T42_15" style:family="text">
      <style:text-properties fo:font-weight="bold" style:font-weight-asian="bold" style:font-weight-complex="bold"/>
    </style:style>
    <style:style style:name="T42_16" style:family="text">
      <style:text-properties fo:font-weight="bold" style:font-weight-asian="bold" style:font-weight-complex="bold"/>
    </style:style>
    <style:style style:name="T42_17" style:family="text">
      <style:text-properties fo:font-weight="bold" style:font-weight-asian="bold" style:font-weight-complex="bold"/>
    </style:style>
    <style:style style:name="T42_18" style:family="text">
      <style:text-properties fo:font-weight="bold" style:font-weight-asian="bold" style:font-weight-complex="bold"/>
    </style:style>
    <style:style style:name="T42_19" style:family="text">
      <style:text-properties fo:font-weight="bold" style:font-weight-asian="bold" style:font-weight-complex="bold"/>
    </style:style>
    <style:style style:name="T42_20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30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30%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>
      <style:text-properties fo:font-weight="bold" style:font-weight-asian="bold" style:font-weight-complex="bold"/>
    </style:style>
    <style:style style:name="T61_5" style:family="text"/>
    <style:style style:name="T61_6" style:family="text">
      <style:text-properties fo:font-weight="bold" style:font-weight-asian="bold" style:font-weight-complex="bold"/>
    </style:style>
    <style:style style:name="T61_7" style:family="text"/>
    <style:style style:name="T61_8" style:family="text">
      <style:text-properties fo:font-weight="bold" style:font-weight-asian="bold" style:font-weight-complex="bold"/>
    </style:style>
    <style:style style:name="T61_9" style:family="text"/>
    <style:style style:name="T61_10" style:family="text">
      <style:text-properties fo:font-weight="bold" style:font-weight-asian="bold" style:font-weight-complex="bold"/>
    </style:style>
    <style:style style:name="T61_11" style:family="text"/>
    <style:style style:name="T61_12" style:family="text">
      <style:text-properties fo:font-weight="bold" style:font-weight-asian="bold" style:font-weight-complex="bold"/>
    </style:style>
    <style:style style:name="T61_13" style:family="text"/>
    <style:style style:name="T61_14" style:family="text">
      <style:text-properties fo:font-weight="bold" style:font-weight-asian="bold" style:font-weight-complex="bold"/>
    </style:style>
    <style:style style:name="T61_15" style:family="text"/>
    <style:style style:name="T61_16" style:family="text">
      <style:text-properties fo:font-weight="bold" style:font-weight-asian="bold" style:font-weight-complex="bold"/>
    </style:style>
    <style:style style:name="T61_17" style:family="text"/>
    <style:style style:name="T61_18" style:family="text">
      <style:text-properties fo:font-weight="bold" style:font-weight-asian="bold" style:font-weight-complex="bold"/>
    </style:style>
    <style:style style:name="T61_19" style:family="text"/>
    <style:style style:name="T61_20" style:family="text">
      <style:text-properties fo:font-weight="bold" style:font-weight-asian="bold" style:font-weight-complex="bold"/>
    </style:style>
    <style:style style:name="T61_21" style:family="text"/>
    <style:style style:name="T61_22" style:family="text">
      <style:text-properties fo:font-weight="bold" style:font-weight-asian="bold" style:font-weight-complex="bold"/>
    </style:style>
    <style:style style:name="T61_23" style:family="text"/>
    <style:style style:name="T61_24" style:family="text">
      <style:text-properties fo:font-weight="bold" style:font-weight-asian="bold" style:font-weight-complex="bold"/>
    </style:style>
    <style:style style:name="T61_25" style:family="text"/>
    <style:style style:name="T61_26" style:family="text">
      <style:text-properties fo:font-weight="bold" style:font-weight-asian="bold" style:font-weight-complex="bold"/>
    </style:style>
    <style:style style:name="T61_27" style:family="text"/>
    <style:style style:name="T61_28" style:family="text">
      <style:text-properties fo:font-weight="bold" style:font-weight-asian="bold" style:font-weight-complex="bold"/>
    </style:style>
    <style:style style:name="T61_29" style:family="text"/>
    <style:style style:name="T61_30" style:family="text">
      <style:text-properties fo:font-weight="bold" style:font-weight-asian="bold" style:font-weight-complex="bold"/>
    </style:style>
    <style:style style:name="T61_31" style:family="text"/>
    <style:style style:name="T61_32" style:family="text">
      <style:text-properties fo:font-weight="bold" style:font-weight-asian="bold" style:font-weight-complex="bold"/>
    </style:style>
    <style:style style:name="T61_33" style:family="text"/>
    <style:style style:name="T61_34" style:family="text">
      <style:text-properties fo:font-weight="bold" style:font-weight-asian="bold" style:font-weight-complex="bold"/>
    </style:style>
    <style:style style:name="T61_35" style:family="text"/>
    <style:style style:name="T61_36" style:family="text">
      <style:text-properties fo:font-weight="bold" style:font-weight-asian="bold" style:font-weight-complex="bold"/>
    </style:style>
    <style:style style:name="T61_37" style:family="text"/>
    <style:style style:name="T61_38" style:family="text">
      <style:text-properties fo:font-weight="bold" style:font-weight-asian="bold" style:font-weight-complex="bold"/>
    </style:style>
    <style:style style:name="T61_39" style:family="text"/>
    <style:style style:name="T61_40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/>
    <style:style style:name="T67_2" style:family="text">
      <style:text-properties fo:font-weight="bold" style:font-weight-asian="bold" style:font-weight-complex="bold"/>
    </style:style>
    <style:style style:name="T67_3" style:family="text"/>
    <style:style style:name="T67_4" style:family="text">
      <style:text-properties fo:font-weight="bold" style:font-weight-asian="bold" style:font-weight-complex="bold"/>
    </style:style>
    <style:style style:name="T67_5" style:family="text"/>
    <style:style style:name="T67_6" style:family="text">
      <style:text-properties fo:font-weight="bold" style:font-weight-asian="bold" style:font-weight-complex="bold"/>
    </style:style>
    <style:style style:name="T67_7" style:family="text"/>
    <style:style style:name="T67_8" style:family="text">
      <style:text-properties fo:font-weight="bold" style:font-weight-asian="bold" style:font-weight-complex="bold"/>
    </style:style>
    <style:style style:name="T67_9" style:family="text"/>
    <style:style style:name="T67_10" style:family="text">
      <style:text-properties fo:font-weight="bold" style:font-weight-asian="bold" style:font-weight-complex="bold"/>
    </style:style>
    <style:style style:name="T67_11" style:family="text"/>
    <style:style style:name="T67_12" style:family="text">
      <style:text-properties fo:font-weight="bold" style:font-weight-asian="bold" style:font-weight-complex="bold"/>
    </style:style>
    <style:style style:name="T67_13" style:family="text"/>
    <style:style style:name="T67_14" style:family="text">
      <style:text-properties fo:font-weight="bold" style:font-weight-asian="bold" style:font-weight-complex="bold"/>
    </style:style>
    <style:style style:name="T67_15" style:family="text"/>
    <style:style style:name="T67_16" style:family="text">
      <style:text-properties fo:font-weight="bold" style:font-weight-asian="bold" style:font-weight-complex="bold"/>
    </style:style>
    <style:style style:name="T67_17" style:family="text"/>
    <style:style style:name="T67_18" style:family="text">
      <style:text-properties fo:font-weight="bold" style:font-weight-asian="bold" style:font-weight-complex="bold"/>
    </style:style>
    <style:style style:name="T67_19" style:family="text"/>
    <style:style style:name="T67_20" style:family="text">
      <style:text-properties fo:font-weight="bold" style:font-weight-asian="bold" style:font-weight-complex="bold"/>
    </style:style>
    <style:style style:name="T67_21" style:family="text"/>
    <style:style style:name="T67_22" style:family="text">
      <style:text-properties fo:font-weight="bold" style:font-weight-asian="bold" style:font-weight-complex="bold"/>
    </style:style>
    <style:style style:name="T67_23" style:family="text"/>
    <style:style style:name="T67_24" style:family="text">
      <style:text-properties fo:font-weight="bold" style:font-weight-asian="bold" style:font-weight-complex="bold"/>
    </style:style>
    <style:style style:name="T67_25" style:family="text"/>
    <style:style style:name="T67_26" style:family="text">
      <style:text-properties fo:font-weight="bold" style:font-weight-asian="bold" style:font-weight-complex="bold"/>
    </style:style>
    <style:style style:name="T67_27" style:family="text"/>
    <style:style style:name="T67_28" style:family="text">
      <style:text-properties fo:font-weight="bold" style:font-weight-asian="bold" style:font-weight-complex="bold"/>
    </style:style>
    <style:style style:name="T67_29" style:family="text"/>
    <style:style style:name="T67_30" style:family="text">
      <style:text-properties fo:font-weight="bold" style:font-weight-asian="bold" style:font-weight-complex="bold"/>
    </style:style>
    <style:style style:name="T67_31" style:family="text"/>
    <style:style style:name="T67_32" style:family="text">
      <style:text-properties fo:font-weight="bold" style:font-weight-asian="bold" style:font-weight-complex="bold"/>
    </style:style>
    <style:style style:name="T67_33" style:family="text"/>
    <style:style style:name="T67_34" style:family="text">
      <style:text-properties fo:font-weight="bold" style:font-weight-asian="bold" style:font-weight-complex="bold"/>
    </style:style>
    <style:style style:name="T67_35" style:family="text"/>
    <style:style style:name="T67_36" style:family="text">
      <style:text-properties fo:font-weight="bold" style:font-weight-asian="bold" style:font-weight-complex="bold"/>
    </style:style>
    <style:style style:name="T67_37" style:family="text"/>
    <style:style style:name="T67_38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>
      <style:text-properties fo:font-weight="bold" style:font-weight-asian="bold" style:font-weight-complex="bold"/>
    </style:style>
    <style:style style:name="T77_9" style:family="text">
      <style:text-properties fo:font-weight="bold" style:font-weight-asian="bold" style:font-weight-complex="bold"/>
    </style:style>
    <style:style style:name="T77_10" style:family="text">
      <style:text-properties fo:font-weight="bold" style:font-weight-asian="bold" style:font-weight-complex="bold"/>
    </style:style>
    <style:style style:name="T77_11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/>
    <style:style style:name="T81_2" style:family="text"/>
    <style:style style:name="T81_3" style:family="text"/>
  </office:automatic-styles>
  <office:body>
    <office:text>
      <text:p text:style-name="P1"><text:bookmark-start text:name="h.2k0robh9wxf2"/><text:bookmark-end text:name="h.2k0robh9wxf2"/><text:span text:style-name="T1_1">SLAJD</text:span><text:span text:style-name="T1_2"><text:s/>0</text:span></text:p>
      <text:p text:style-name="P2"><text:bookmark-start text:name="h.gfpjxndxi0wb"/><text:bookmark-end text:name="h.gfpjxndxi0wb"/><text:span text:style-name="T2_1">przedstawić</text:span><text:span text:style-name="T2_2"><text:s/></text:span><text:span text:style-name="T2_3">się</text:span></text:p>
      <text:p text:style-name="P3"/>
      <text:p text:style-name="P4"><text:bookmark-start text:name="h.4n97o1udbmcb"/><text:bookmark-end text:name="h.4n97o1udbmcb"/><text:span text:style-name="T4_1">SLAJD</text:span><text:span text:style-name="T4_2"><text:s/>1</text:span></text:p>
      <text:p text:style-name="P5"><text:span text:style-name="T5_1">prostota</text:span><text:span text:style-name="T5_2"><text:s/></text:span><text:span text:style-name="T5_3">wyszukiwania</text:span></text:p>
      <text:p text:style-name="P6"/>
      <text:p text:style-name="P7"><text:span text:style-name="T7_1">SLAJD</text:span><text:span text:style-name="T7_2"><text:s/>2</text:span></text:p>
      <text:p text:style-name="P8"><text:span text:style-name="T8_1">di</text:span><text:span text:style-name="T8_2"><text:s/>-<text:s/></text:span><text:span text:style-name="T8_3"><text:a xlink:type="simple" xlink:href="http://www.slideshare.net/cakper/dependency-27610152"><text:span text:style-name="T8_4">http</text:span></text:a></text:span><text:span text:style-name="T8_5"><text:a xlink:type="simple" xlink:href="http://www.slideshare.net/cakper/dependency-27610152"><text:span text:style-name="T8_6">://</text:span></text:a></text:span><text:span text:style-name="T8_7"><text:a xlink:type="simple" xlink:href="http://www.slideshare.net/cakper/dependency-27610152"><text:span text:style-name="T8_8">www</text:span></text:a></text:span><text:span text:style-name="T8_9"><text:a xlink:type="simple" xlink:href="http://www.slideshare.net/cakper/dependency-27610152"><text:span text:style-name="T8_10">.</text:span></text:a></text:span><text:span text:style-name="T8_11"><text:a xlink:type="simple" xlink:href="http://www.slideshare.net/cakper/dependency-27610152"><text:span text:style-name="T8_12">slideshare</text:span></text:a></text:span><text:span text:style-name="T8_13"><text:a xlink:type="simple" xlink:href="http://www.slideshare.net/cakper/dependency-27610152"><text:span text:style-name="T8_14">.</text:span></text:a></text:span><text:span text:style-name="T8_15"><text:a xlink:type="simple" xlink:href="http://www.slideshare.net/cakper/dependency-27610152"><text:span text:style-name="T8_16">net</text:span></text:a></text:span><text:span text:style-name="T8_17"><text:a xlink:type="simple" xlink:href="http://www.slideshare.net/cakper/dependency-27610152"><text:span text:style-name="T8_18">/</text:span></text:a></text:span><text:span text:style-name="T8_19"><text:a xlink:type="simple" xlink:href="http://www.slideshare.net/cakper/dependency-27610152"><text:span text:style-name="T8_20">cakper</text:span></text:a></text:span><text:span text:style-name="T8_21"><text:a xlink:type="simple" xlink:href="http://www.slideshare.net/cakper/dependency-27610152"><text:span text:style-name="T8_22">/</text:span></text:a></text:span><text:span text:style-name="T8_23"><text:a xlink:type="simple" xlink:href="http://www.slideshare.net/cakper/dependency-27610152"><text:span text:style-name="T8_24">dependency</text:span></text:a></text:span><text:span text:style-name="T8_25"><text:a xlink:type="simple" xlink:href="http://www.slideshare.net/cakper/dependency-27610152"><text:span text:style-name="T8_26">-27610152</text:span></text:a></text:span><text:span text:style-name="T8_27">)</text:span></text:p>
      <text:p text:style-name="P9"><text:span text:style-name="T9_1">events</text:span><text:span text:style-name="T9_2"><text:s/>-<text:s/>(</text:span><text:span text:style-name="T9_3"><text:a xlink:type="simple" xlink:href="https://github.com/emgiezet/errbitPHP/blob/master/Resources/doc/symfony2_integration.md"><text:span text:style-name="T9_4">https</text:span></text:a></text:span><text:span text:style-name="T9_5"><text:a xlink:type="simple" xlink:href="https://github.com/emgiezet/errbitPHP/blob/master/Resources/doc/symfony2_integration.md"><text:span text:style-name="T9_6">://</text:span></text:a></text:span><text:span text:style-name="T9_7"><text:a xlink:type="simple" xlink:href="https://github.com/emgiezet/errbitPHP/blob/master/Resources/doc/symfony2_integration.md"><text:span text:style-name="T9_8">github</text:span></text:a></text:span><text:span text:style-name="T9_9"><text:a xlink:type="simple" xlink:href="https://github.com/emgiezet/errbitPHP/blob/master/Resources/doc/symfony2_integration.md"><text:span text:style-name="T9_10">.</text:span></text:a></text:span><text:span text:style-name="T9_11"><text:a xlink:type="simple" xlink:href="https://github.com/emgiezet/errbitPHP/blob/master/Resources/doc/symfony2_integration.md"><text:span text:style-name="T9_12">com</text:span></text:a></text:span><text:span text:style-name="T9_13"><text:a xlink:type="simple" xlink:href="https://github.com/emgiezet/errbitPHP/blob/master/Resources/doc/symfony2_integration.md"><text:span text:style-name="T9_14">/</text:span></text:a></text:span><text:span text:style-name="T9_15"><text:a xlink:type="simple" xlink:href="https://github.com/emgiezet/errbitPHP/blob/master/Resources/doc/symfony2_integration.md"><text:span text:style-name="T9_16">emgiezet</text:span></text:a></text:span><text:span text:style-name="T9_17"><text:a xlink:type="simple" xlink:href="https://github.com/emgiezet/errbitPHP/blob/master/Resources/doc/symfony2_integration.md"><text:span text:style-name="T9_18">/</text:span></text:a></text:span><text:span text:style-name="T9_19"><text:a xlink:type="simple" xlink:href="https://github.com/emgiezet/errbitPHP/blob/master/Resources/doc/symfony2_integration.md"><text:span text:style-name="T9_20">errbitPHP</text:span></text:a></text:span><text:span text:style-name="T9_21"><text:a xlink:type="simple" xlink:href="https://github.com/emgiezet/errbitPHP/blob/master/Resources/doc/symfony2_integration.md"><text:span text:style-name="T9_22">/</text:span></text:a></text:span><text:span text:style-name="T9_23"><text:a xlink:type="simple" xlink:href="https://github.com/emgiezet/errbitPHP/blob/master/Resources/doc/symfony2_integration.md"><text:span text:style-name="T9_24">blob</text:span></text:a></text:span><text:span text:style-name="T9_25"><text:a xlink:type="simple" xlink:href="https://github.com/emgiezet/errbitPHP/blob/master/Resources/doc/symfony2_integration.md"><text:span text:style-name="T9_26">/</text:span></text:a></text:span><text:span text:style-name="T9_27"><text:a xlink:type="simple" xlink:href="https://github.com/emgiezet/errbitPHP/blob/master/Resources/doc/symfony2_integration.md"><text:span text:style-name="T9_28">master</text:span></text:a></text:span><text:span text:style-name="T9_29"><text:a xlink:type="simple" xlink:href="https://github.com/emgiezet/errbitPHP/blob/master/Resources/doc/symfony2_integration.md"><text:span text:style-name="T9_30">/</text:span></text:a></text:span><text:span text:style-name="T9_31"><text:a xlink:type="simple" xlink:href="https://github.com/emgiezet/errbitPHP/blob/master/Resources/doc/symfony2_integration.md"><text:span text:style-name="T9_32">Resources</text:span></text:a></text:span><text:span text:style-name="T9_33"><text:a xlink:type="simple" xlink:href="https://github.com/emgiezet/errbitPHP/blob/master/Resources/doc/symfony2_integration.md"><text:span text:style-name="T9_34">/</text:span></text:a></text:span><text:span text:style-name="T9_35"><text:a xlink:type="simple" xlink:href="https://github.com/emgiezet/errbitPHP/blob/master/Resources/doc/symfony2_integration.md"><text:span text:style-name="T9_36">doc</text:span></text:a></text:span><text:span text:style-name="T9_37"><text:a xlink:type="simple" xlink:href="https://github.com/emgiezet/errbitPHP/blob/master/Resources/doc/symfony2_integration.md"><text:span text:style-name="T9_38">/</text:span></text:a></text:span><text:span text:style-name="T9_39"><text:a xlink:type="simple" xlink:href="https://github.com/emgiezet/errbitPHP/blob/master/Resources/doc/symfony2_integration.md"><text:span text:style-name="T9_40">symfony</text:span></text:a></text:span><text:span text:style-name="T9_41"><text:a xlink:type="simple" xlink:href="https://github.com/emgiezet/errbitPHP/blob/master/Resources/doc/symfony2_integration.md"><text:span text:style-name="T9_42">2_</text:span></text:a></text:span><text:span text:style-name="T9_43"><text:a xlink:type="simple" xlink:href="https://github.com/emgiezet/errbitPHP/blob/master/Resources/doc/symfony2_integration.md"><text:span text:style-name="T9_44">integration</text:span></text:a></text:span><text:span text:style-name="T9_45"><text:a xlink:type="simple" xlink:href="https://github.com/emgiezet/errbitPHP/blob/master/Resources/doc/symfony2_integration.md"><text:span text:style-name="T9_46">.</text:span></text:a></text:span><text:span text:style-name="T9_47"><text:a xlink:type="simple" xlink:href="https://github.com/emgiezet/errbitPHP/blob/master/Resources/doc/symfony2_integration.md"><text:span text:style-name="T9_48">md</text:span></text:a></text:span><text:span text:style-name="T9_49">)</text:span></text:p>
      <text:p text:style-name="P10"/>
      <text:p text:style-name="P11"><text:span text:style-name="T11_1">SLAJD</text:span><text:span text:style-name="T11_2"><text:s/>3</text:span></text:p>
      <text:list text:style-name="LS1" xml:id="list0">
        <text:list-item>
          <text:p text:style-name="P12"><text:span text:style-name="T12_1">Framework</text:span><text:span text:style-name="T12_2"><text:s/></text:span><text:span text:style-name="T12_3">nie</text:span><text:span text:style-name="T12_4"><text:s/></text:span><text:span text:style-name="T12_5">jest</text:span><text:span text:style-name="T12_6"><text:s/></text:span><text:span text:style-name="T12_7">niezbędny</text:span><text:span text:style-name="T12_8">,<text:s/></text:span><text:span text:style-name="T12_9">ale</text:span><text:span text:style-name="T12_10"><text:s/></text:span><text:span text:style-name="T12_11">jest</text:span><text:span text:style-name="T12_12"><text:s/></text:span><text:span text:style-name="T12_13">on</text:span><text:span text:style-name="T12_14"><text:s/></text:span><text:span text:style-name="T12_15">jednym</text:span><text:span text:style-name="T12_16"><text:s/></text:span><text:span text:style-name="T12_17">z</text:span><text:span text:style-name="T12_18"><text:s/></text:span><text:span text:style-name="T12_19">narzędzi</text:span><text:span text:style-name="T12_20"><text:s/></text:span><text:span text:style-name="T12_21">pomagających</text:span><text:span text:style-name="T12_22"><text:s/></text:span><text:span text:style-name="T12_23">programować</text:span><text:span text:style-name="T12_24"><text:s/></text:span><text:span text:style-name="T12_25">Ci</text:span><text:span text:style-name="T12_26"><text:s/></text:span><text:span text:style-name="T12_27">lepiej</text:span><text:span text:style-name="T12_28"><text:s/></text:span><text:span text:style-name="T12_29">i</text:span><text:span text:style-name="T12_30"><text:s/></text:span><text:span text:style-name="T12_31">szybciej</text:span></text:p>
        </text:list-item>
        <text:list-item>
          <text:p text:style-name="P13"><text:span text:style-name="T13_1">900<text:s/></text:span><text:span text:style-name="T13_2">osób</text:span><text:span text:style-name="T13_3"><text:s/></text:span><text:span text:style-name="T13_4">współtworzących</text:span></text:p>
        </text:list-item>
        <text:list-item>
          <text:p text:style-name="P14"><text:span text:style-name="T14_1">jeden</text:span><text:span text:style-name="T14_2"><text:s/></text:span><text:span text:style-name="T14_3">z</text:span><text:span text:style-name="T14_4"><text:s/></text:span><text:span text:style-name="T14_5">wiodących</text:span><text:span text:style-name="T14_6"><text:s/></text:span><text:span text:style-name="T14_7">frameworków</text:span><text:span text:style-name="T14_8"><text:s/></text:span><text:span text:style-name="T14_9">na</text:span><text:span text:style-name="T14_10"><text:s/></text:span><text:span text:style-name="T14_11">rynku</text:span><text:span text:style-name="T14_12"><text:s/>(</text:span><text:span text:style-name="T14_13">sam</text:span><text:span text:style-name="T14_14"><text:s/></text:span><text:span text:style-name="T14_15">composer</text:span><text:span text:style-name="T14_16"><text:s/></text:span><text:span text:style-name="T14_17">1,5</text:span><text:span text:style-name="T14_18">mln</text:span><text:span text:style-name="T14_19"><text:s/></text:span><text:span text:style-name="T14_20">ściągnięć</text:span><text:span text:style-name="T14_21">)</text:span></text:p>
        </text:list-item>
        <text:list-item>
          <text:p text:style-name="P15"><text:span text:style-name="T15_1">duże</text:span><text:span text:style-name="T15_2"><text:s/></text:span><text:span text:style-name="T15_3">wsparcie</text:span><text:span text:style-name="T15_4"><text:s/></text:span><text:span text:style-name="T15_5">od</text:span><text:span text:style-name="T15_6"><text:s/></text:span><text:span text:style-name="T15_7">sensiolabs</text:span><text:span text:style-name="T15_8"><text:s/></text:span><text:span text:style-name="T15_9">w</text:span><text:span text:style-name="T15_10"><text:s/></text:span><text:span text:style-name="T15_11">przeróżnych</text:span><text:span text:style-name="T15_12"><text:s/></text:span><text:span text:style-name="T15_13">formach</text:span><text:span text:style-name="T15_14"><text:s/></text:span><text:span text:style-name="T15_15">także</text:span><text:span text:style-name="T15_16"><text:s/></text:span><text:span text:style-name="T15_17">treningi</text:span><text:span text:style-name="T15_18"><text:s/></text:span><text:span text:style-name="T15_19">a</text:span><text:span text:style-name="T15_20"><text:s/></text:span><text:span text:style-name="T15_21">teraz</text:span><text:span text:style-name="T15_22"><text:s/></text:span><text:span text:style-name="T15_23">nawet</text:span><text:span text:style-name="T15_24"><text:s/></text:span><text:span text:style-name="T15_25">zdzierczo</text:span><text:span text:style-name="T15_26"><text:s/></text:span><text:span text:style-name="T15_27">drogie</text:span><text:span text:style-name="T15_28"><text:s/></text:span><text:span text:style-name="T15_29">certyfikaty</text:span></text:p>
        </text:list-item>
        <text:list-item>
          <text:p text:style-name="P16"><text:span text:style-name="T16_1">kto</text:span><text:span text:style-name="T16_2"><text:s/></text:span><text:span text:style-name="T16_3">używa</text:span><text:span text:style-name="T16_4">:<text:s/></text:span><text:span text:style-name="T16_5">Yahoo</text:span><text:span text:style-name="T16_6">!</text:span><text:span text:style-name="T16_7">,<text:s/></text:span><text:span text:style-name="T16_8">Dailymotion</text:span><text:span text:style-name="T16_9">,<text:s/></text:span><text:span text:style-name="T16_10">Opensky</text:span><text:span text:style-name="T16_11">.</text:span><text:span text:style-name="T16_12">com</text:span><text:span text:style-name="T16_13">,<text:s/></text:span><text:span text:style-name="T16_14">Exercise</text:span><text:span text:style-name="T16_15">.</text:span><text:span text:style-name="T16_16">com</text:span><text:span text:style-name="T16_17">,<text:s/></text:span><text:span text:style-name="T16_18">phpBB</text:span><text:span text:style-name="T16_19">,<text:s/></text:span><text:span text:style-name="T16_20">Drupal</text:span></text:p>
        </text:list-item>
        <text:list-item>
          <text:p text:style-name="P17"><text:span text:style-name="T17_1">2.3</text:span><text:span text:style-name="T17_2"><text:s/></text:span><text:span text:style-name="T17_3">stabilna</text:span><text:span text:style-name="T17_4"><text:s/></text:span><text:span text:style-name="T17_5">ostatnia</text:span><text:span text:style-name="T17_6"><text:s/></text:span><text:span text:style-name="T17_7">wersja</text:span><text:span text:style-name="T17_8">,<text:s/></text:span><text:span text:style-name="T17_9">lts</text:span><text:span text:style-name="T17_10">,<text:s/></text:span><text:span text:style-name="T17_11">wydana</text:span><text:span text:style-name="T17_12"><text:s/></text:span><text:span text:style-name="T17_13">w</text:span><text:span text:style-name="T17_14"><text:s/></text:span><text:span text:style-name="T17_15">maju</text:span><text:span text:style-name="T17_16"><text:s/></text:span><text:span text:style-name="T17_17">tego</text:span><text:span text:style-name="T17_18"><text:s/></text:span><text:span text:style-name="T17_19">roku</text:span><text:span text:style-name="T17_20">,<text:s/></text:span><text:span text:style-name="T17_21">przez</text:span><text:span text:style-name="T17_22"><text:s/></text:span><text:span text:style-name="T17_23">3<text:s/></text:span><text:span text:style-name="T17_24">lata</text:span><text:span text:style-name="T17_25"><text:s/></text:span><text:span text:style-name="T17_26">i</text:span><text:span text:style-name="T17_27"><text:s/></text:span><text:span text:style-name="T17_28">4<text:s/></text:span><text:span text:style-name="T17_29">lata</text:span><text:span text:style-name="T17_30"><text:s/></text:span><text:span text:style-name="T17_31">jeśli</text:span><text:span text:style-name="T17_32"><text:s/></text:span><text:span text:style-name="T17_33">chodzi</text:span><text:span text:style-name="T17_34"><text:s/></text:span><text:span text:style-name="T17_35">o</text:span><text:span text:style-name="T17_36"><text:s/></text:span><text:span text:style-name="T17_37">bezpieczeństwo</text:span></text:p>
        </text:list-item>
        <text:list-item>
          <text:p text:style-name="P18"><text:span text:style-name="T18_1">aktualnie</text:span><text:span text:style-name="T18_2"><text:s/></text:span><text:span text:style-name="T18_3">2.3.7</text:span></text:p>
        </text:list-item>
      </text:list>
      <text:p text:style-name="P19"/>
      <text:p text:style-name="P20"><text:span text:style-name="T20_1">SLAJD</text:span><text:span text:style-name="T20_2"><text:s/>4<text:s/></text:span><text:span text:style-name="T20_3">i</text:span><text:span text:style-name="T20_4"><text:s/>5</text:span></text:p>
      <text:list text:style-name="LS2" xml:id="list7">
        <text:list-item>
          <text:p text:style-name="P21"><text:span text:style-name="T21_1">Profesjonalny</text:span><text:span text:style-name="T21_2"><text:s/></text:span><text:span text:style-name="T21_3">-<text:s/></text:span><text:span text:style-name="T21_4">od</text:span><text:span text:style-name="T21_5"><text:s/></text:span><text:span text:style-name="T21_6">specjalistów</text:span><text:span text:style-name="T21_7"><text:s/></text:span><text:span text:style-name="T21_8">dla</text:span><text:span text:style-name="T21_9"><text:s/></text:span><text:span text:style-name="T21_10">specjalistów</text:span><text:span text:style-name="T21_11"><text:s/>-<text:s/></text:span><text:span text:style-name="T21_12">duży</text:span><text:span text:style-name="T21_13"><text:s/></text:span><text:span text:style-name="T21_14">nakład</text:span><text:span text:style-name="T21_15"><text:s/></text:span><text:span text:style-name="T21_16">na</text:span><text:span text:style-name="T21_17"><text:s/></text:span><text:span text:style-name="T21_18">architekturę</text:span><text:span text:style-name="T21_19"><text:s/></text:span><text:span text:style-name="T21_20">systemu</text:span><text:span text:style-name="T21_21"><text:s/></text:span><text:span text:style-name="T21_22">jest</text:span><text:span text:style-name="T21_23"><text:s/></text:span><text:span text:style-name="T21_24">kładziony</text:span><text:span text:style-name="T21_25">,<text:s/></text:span><text:span text:style-name="T21_26">design</text:span><text:span text:style-name="T21_27"><text:s/></text:span><text:span text:style-name="T21_28">patterns</text:span></text:p>
        </text:list-item>
        <text:list-item>
          <text:p text:style-name="P22"><text:span text:style-name="T22_1">Bezpieczeństwo</text:span><text:span text:style-name="T22_2"><text:s/></text:span><text:span text:style-name="T22_3">-<text:s/></text:span><text:span text:style-name="T22_4">XSS</text:span><text:span text:style-name="T22_5"><text:s/>,<text:s/></text:span><text:span text:style-name="T22_6">CSRF</text:span><text:span text:style-name="T22_7"><text:s/>-<text:s/></text:span><text:span text:style-name="T22_8"><text:a xlink:type="simple" xlink:href="http://en.wikipedia.org/wiki/Cross-site_request_forgery"><text:span text:style-name="T22_9">Cross</text:span></text:a></text:span><text:span text:style-name="T22_10"><text:a xlink:type="simple" xlink:href="http://en.wikipedia.org/wiki/Cross-site_request_forgery"><text:span text:style-name="T22_11">-</text:span></text:a></text:span><text:span text:style-name="T22_12"><text:a xlink:type="simple" xlink:href="http://en.wikipedia.org/wiki/Cross-site_request_forgery"><text:span text:style-name="T22_13">site</text:span></text:a></text:span><text:span text:style-name="T22_14"><text:a xlink:type="simple" xlink:href="http://en.wikipedia.org/wiki/Cross-site_request_forgery"><text:span text:style-name="T22_15"><text:s/></text:span></text:a></text:span><text:span text:style-name="T22_16"><text:a xlink:type="simple" xlink:href="http://en.wikipedia.org/wiki/Cross-site_request_forgery"><text:span text:style-name="T22_17">request</text:span></text:a></text:span><text:span text:style-name="T22_18"><text:a xlink:type="simple" xlink:href="http://en.wikipedia.org/wiki/Cross-site_request_forgery"><text:span text:style-name="T22_19"><text:s/></text:span></text:a></text:span><text:span text:style-name="T22_20"><text:a xlink:type="simple" xlink:href="http://en.wikipedia.org/wiki/Cross-site_request_forgery"><text:span text:style-name="T22_21">forgery</text:span></text:a></text:span></text:p>
        </text:list-item>
        <text:list-item>
          <text:p text:style-name="P23"><text:span text:style-name="T23_1">Dużo</text:span><text:span text:style-name="T23_2"><text:s/></text:span><text:span text:style-name="T23_3">otwartych</text:span><text:span text:style-name="T23_4"><text:s/></text:span><text:span text:style-name="T23_5">rozwiązań</text:span><text:span text:style-name="T23_6"><text:s/>-<text:s/></text:span><text:span text:style-name="T23_7">system</text:span><text:span text:style-name="T23_8"><text:s/></text:span><text:span text:style-name="T23_9">logowania</text:span></text:p>
        </text:list-item>
        <text:list-item>
          <text:p text:style-name="P24"><text:span text:style-name="T24_1">Szybki</text:span><text:span text:style-name="T24_2"><text:s/></text:span><text:span text:style-name="T24_3"><text:s/>(</text:span><text:span text:style-name="T24_4"><text:a xlink:type="simple" xlink:href="http://docs.phalconphp.com/en/latest/reference/benchmark/micro.html"><text:span text:style-name="T24_5">http</text:span></text:a></text:span><text:span text:style-name="T24_6"><text:a xlink:type="simple" xlink:href="http://docs.phalconphp.com/en/latest/reference/benchmark/micro.html"><text:span text:style-name="T24_7">://</text:span></text:a></text:span><text:span text:style-name="T24_8"><text:a xlink:type="simple" xlink:href="http://docs.phalconphp.com/en/latest/reference/benchmark/micro.html"><text:span text:style-name="T24_9">docs</text:span></text:a></text:span><text:span text:style-name="T24_10"><text:a xlink:type="simple" xlink:href="http://docs.phalconphp.com/en/latest/reference/benchmark/micro.html"><text:span text:style-name="T24_11">.</text:span></text:a></text:span><text:span text:style-name="T24_12"><text:a xlink:type="simple" xlink:href="http://docs.phalconphp.com/en/latest/reference/benchmark/micro.html"><text:span text:style-name="T24_13">phalconphp</text:span></text:a></text:span><text:span text:style-name="T24_14"><text:a xlink:type="simple" xlink:href="http://docs.phalconphp.com/en/latest/reference/benchmark/micro.html"><text:span text:style-name="T24_15">.</text:span></text:a></text:span><text:span text:style-name="T24_16"><text:a xlink:type="simple" xlink:href="http://docs.phalconphp.com/en/latest/reference/benchmark/micro.html"><text:span text:style-name="T24_17">com</text:span></text:a></text:span><text:span text:style-name="T24_18"><text:a xlink:type="simple" xlink:href="http://docs.phalconphp.com/en/latest/reference/benchmark/micro.html"><text:span text:style-name="T24_19">/</text:span></text:a></text:span><text:span text:style-name="T24_20"><text:a xlink:type="simple" xlink:href="http://docs.phalconphp.com/en/latest/reference/benchmark/micro.html"><text:span text:style-name="T24_21">en</text:span></text:a></text:span><text:span text:style-name="T24_22"><text:a xlink:type="simple" xlink:href="http://docs.phalconphp.com/en/latest/reference/benchmark/micro.html"><text:span text:style-name="T24_23">/</text:span></text:a></text:span><text:span text:style-name="T24_24"><text:a xlink:type="simple" xlink:href="http://docs.phalconphp.com/en/latest/reference/benchmark/micro.html"><text:span text:style-name="T24_25">latest</text:span></text:a></text:span><text:span text:style-name="T24_26"><text:a xlink:type="simple" xlink:href="http://docs.phalconphp.com/en/latest/reference/benchmark/micro.html"><text:span text:style-name="T24_27">/</text:span></text:a></text:span><text:span text:style-name="T24_28"><text:a xlink:type="simple" xlink:href="http://docs.phalconphp.com/en/latest/reference/benchmark/micro.html"><text:span text:style-name="T24_29">reference</text:span></text:a></text:span><text:span text:style-name="T24_30"><text:a xlink:type="simple" xlink:href="http://docs.phalconphp.com/en/latest/reference/benchmark/micro.html"><text:span text:style-name="T24_31">/</text:span></text:a></text:span><text:span text:style-name="T24_32"><text:a xlink:type="simple" xlink:href="http://docs.phalconphp.com/en/latest/reference/benchmark/micro.html"><text:span text:style-name="T24_33">benchmark</text:span></text:a></text:span><text:span text:style-name="T24_34"><text:a xlink:type="simple" xlink:href="http://docs.phalconphp.com/en/latest/reference/benchmark/micro.html"><text:span text:style-name="T24_35">/</text:span></text:a></text:span><text:span text:style-name="T24_36"><text:a xlink:type="simple" xlink:href="http://docs.phalconphp.com/en/latest/reference/benchmark/micro.html"><text:span text:style-name="T24_37">micro</text:span></text:a></text:span><text:span text:style-name="T24_38"><text:a xlink:type="simple" xlink:href="http://docs.phalconphp.com/en/latest/reference/benchmark/micro.html"><text:span text:style-name="T24_39">.</text:span></text:a></text:span><text:span text:style-name="T24_40"><text:a xlink:type="simple" xlink:href="http://docs.phalconphp.com/en/latest/reference/benchmark/micro.html"><text:span text:style-name="T24_41">html</text:span></text:a></text:span><text:span text:style-name="T24_42"><text:s/></text:span><text:span text:style-name="T24_43"><text:a xlink:type="simple" xlink:href="http://docs.phalconphp.com/en/latest/reference/benchmark/hello-world.html"><text:span text:style-name="T24_44">http</text:span></text:a></text:span><text:span text:style-name="T24_45"><text:a xlink:type="simple" xlink:href="http://docs.phalconphp.com/en/latest/reference/benchmark/hello-world.html"><text:span text:style-name="T24_46">://</text:span></text:a></text:span><text:span text:style-name="T24_47"><text:a xlink:type="simple" xlink:href="http://docs.phalconphp.com/en/latest/reference/benchmark/hello-world.html"><text:span text:style-name="T24_48">docs</text:span></text:a></text:span><text:span text:style-name="T24_49"><text:a xlink:type="simple" xlink:href="http://docs.phalconphp.com/en/latest/reference/benchmark/hello-world.html"><text:span text:style-name="T24_50">.</text:span></text:a></text:span><text:span text:style-name="T24_51"><text:a xlink:type="simple" xlink:href="http://docs.phalconphp.com/en/latest/reference/benchmark/hello-world.html"><text:span text:style-name="T24_52">phalconphp</text:span></text:a></text:span><text:span text:style-name="T24_53"><text:a xlink:type="simple" xlink:href="http://docs.phalconphp.com/en/latest/reference/benchmark/hello-world.html"><text:span text:style-name="T24_54">.</text:span></text:a></text:span><text:span text:style-name="T24_55"><text:a xlink:type="simple" xlink:href="http://docs.phalconphp.com/en/latest/reference/benchmark/hello-world.html"><text:span text:style-name="T24_56">com</text:span></text:a></text:span><text:span text:style-name="T24_57"><text:a xlink:type="simple" xlink:href="http://docs.phalconphp.com/en/latest/reference/benchmark/hello-world.html"><text:span text:style-name="T24_58">/</text:span></text:a></text:span><text:span text:style-name="T24_59"><text:a xlink:type="simple" xlink:href="http://docs.phalconphp.com/en/latest/reference/benchmark/hello-world.html"><text:span text:style-name="T24_60">en</text:span></text:a></text:span><text:span text:style-name="T24_61"><text:a xlink:type="simple" xlink:href="http://docs.phalconphp.com/en/latest/reference/benchmark/hello-world.html"><text:span text:style-name="T24_62">/</text:span></text:a></text:span><text:span text:style-name="T24_63"><text:a xlink:type="simple" xlink:href="http://docs.phalconphp.com/en/latest/reference/benchmark/hello-world.html"><text:span text:style-name="T24_64">latest</text:span></text:a></text:span><text:span text:style-name="T24_65"><text:a xlink:type="simple" xlink:href="http://docs.phalconphp.com/en/latest/reference/benchmark/hello-world.html"><text:span text:style-name="T24_66">/</text:span></text:a></text:span><text:span text:style-name="T24_67"><text:a xlink:type="simple" xlink:href="http://docs.phalconphp.com/en/latest/reference/benchmark/hello-world.html"><text:span text:style-name="T24_68">reference</text:span></text:a></text:span><text:span text:style-name="T24_69"><text:a xlink:type="simple" xlink:href="http://docs.phalconphp.com/en/latest/reference/benchmark/hello-world.html"><text:span text:style-name="T24_70">/</text:span></text:a></text:span><text:span text:style-name="T24_71"><text:a xlink:type="simple" xlink:href="http://docs.phalconphp.com/en/latest/reference/benchmark/hello-world.html"><text:span text:style-name="T24_72">benchmark</text:span></text:a></text:span><text:span text:style-name="T24_73"><text:a xlink:type="simple" xlink:href="http://docs.phalconphp.com/en/latest/reference/benchmark/hello-world.html"><text:span text:style-name="T24_74">/</text:span></text:a></text:span><text:span text:style-name="T24_75"><text:a xlink:type="simple" xlink:href="http://docs.phalconphp.com/en/latest/reference/benchmark/hello-world.html"><text:span text:style-name="T24_76">hello</text:span></text:a></text:span><text:span text:style-name="T24_77"><text:a xlink:type="simple" xlink:href="http://docs.phalconphp.com/en/latest/reference/benchmark/hello-world.html"><text:span text:style-name="T24_78">-</text:span></text:a></text:span><text:span text:style-name="T24_79"><text:a xlink:type="simple" xlink:href="http://docs.phalconphp.com/en/latest/reference/benchmark/hello-world.html"><text:span text:style-name="T24_80">world</text:span></text:a></text:span><text:span text:style-name="T24_81"><text:a xlink:type="simple" xlink:href="http://docs.phalconphp.com/en/latest/reference/benchmark/hello-world.html"><text:span text:style-name="T24_82">.</text:span></text:a></text:span><text:span text:style-name="T24_83"><text:a xlink:type="simple" xlink:href="http://docs.phalconphp.com/en/latest/reference/benchmark/hello-world.html"><text:span text:style-name="T24_84">html</text:span></text:a></text:span><text:span text:style-name="T24_85">)</text:span><text:span text:style-name="T24_86">.<text:s/></text:span><text:span text:style-name="T24_87">3<text:s/></text:span><text:span text:style-name="T24_88">razy</text:span><text:span text:style-name="T24_89"><text:s/></text:span><text:span text:style-name="T24_90">szybszy</text:span><text:span text:style-name="T24_91"><text:s/></text:span><text:span text:style-name="T24_92">od</text:span><text:span text:style-name="T24_93"><text:s/></text:span><text:span text:style-name="T24_94">smfony</text:span><text:span text:style-name="T24_95"><text:s/>1.4<text:s/></text:span><text:span text:style-name="T24_96">i</text:span><text:span text:style-name="T24_97"><text:s/></text:span><text:span text:style-name="T24_98">Zend</text:span><text:span text:style-name="T24_99"><text:s/></text:span><text:span text:style-name="T24_100">Framework</text:span><text:span text:style-name="T24_101"><text:s/>1.10<text:s/></text:span><text:span text:style-name="T24_102">i</text:span><text:span text:style-name="T24_103"><text:s/></text:span><text:span text:style-name="T24_104">dwa</text:span><text:span text:style-name="T24_105"><text:s/></text:span><text:span text:style-name="T24_106">razy</text:span><text:span text:style-name="T24_107"><text:s/></text:span><text:span text:style-name="T24_108">mniej</text:span><text:span text:style-name="T24_109"><text:s/></text:span><text:span text:style-name="T24_110">pamięciożerny</text:span></text:p>
        </text:list-item>
        <text:list-item>
          <text:p text:style-name="P25"><text:span text:style-name="T25_1">Testowalny</text:span><text:span text:style-name="T25_2"><text:s/></text:span><text:span text:style-name="T25_3">-<text:s/></text:span><text:span text:style-name="T25_4">codeception</text:span><text:span text:style-name="T25_5"><text:s/></text:span><text:span text:style-name="T25_6">lepiej</text:span><text:span text:style-name="T25_7"><text:s/></text:span><text:span text:style-name="T25_8">phpspec</text:span><text:span text:style-name="T25_9">,<text:s/></text:span><text:span text:style-name="T25_10">behat</text:span><text:span text:style-name="T25_11"><text:s/></text:span><text:span text:style-name="T25_12">bdd</text:span></text:p>
        </text:list-item>
        <text:list-item>
          <text:p text:style-name="P26"><text:span text:style-name="T26_1">Rozszerzalny</text:span><text:span text:style-name="T26_2"><text:s/></text:span><text:span text:style-name="T26_3">i</text:span><text:span text:style-name="T26_4"><text:s/></text:span><text:span text:style-name="T26_5">Elastyczny</text:span><text:span text:style-name="T26_6"><text:s/>-<text:s/></text:span><text:span text:style-name="T26_7">używa</text:span><text:span text:style-name="T26_8"><text:s/></text:span><text:span text:style-name="T26_9">tylko</text:span><text:span text:style-name="T26_10"><text:s/></text:span><text:span text:style-name="T26_11">wymaganych</text:span><text:span text:style-name="T26_12"><text:s/></text:span><text:span text:style-name="T26_13">w</text:span><text:span text:style-name="T26_14"><text:s/></text:span><text:span text:style-name="T26_15">danym</text:span><text:span text:style-name="T26_16"><text:s/></text:span><text:span text:style-name="T26_17">projekcie</text:span><text:span text:style-name="T26_18"><text:s/></text:span><text:span text:style-name="T26_19">komponentów</text:span><text:span text:style-name="T26_20"><text:s/>(</text:span><text:span text:style-name="T26_21">kolekcje</text:span><text:span text:style-name="T26_22">,<text:s/></text:span><text:span text:style-name="T26_23">adnotacje</text:span><text:span text:style-name="T26_24">,<text:s/></text:span><text:span text:style-name="T26_25">parser</text:span><text:span text:style-name="T26_26"><text:s/></text:span><text:span text:style-name="T26_27">ścieżek</text:span><text:span text:style-name="T26_28">,<text:s/></text:span><text:span text:style-name="T26_29">twig</text:span><text:span text:style-name="T26_30"><text:s/></text:span><text:span text:style-name="T26_31">dla</text:span><text:span text:style-name="T26_32"><text:s/></text:span><text:span text:style-name="T26_33">przykładu</text:span><text:span text:style-name="T26_34">),<text:s/></text:span><text:span text:style-name="T26_35">bundle</text:span><text:span text:style-name="T26_36"><text:s/></text:span><text:span text:style-name="T26_37">system</text:span></text:p>
        </text:list-item>
        <text:list-item>
          <text:p text:style-name="P27"><text:span text:style-name="T27_1">Prosty</text:span><text:span text:style-name="T27_2"><text:s/></text:span><text:span text:style-name="T27_3">w</text:span><text:span text:style-name="T27_4"><text:s/></text:span><text:span text:style-name="T27_5">użyciu</text:span><text:span text:style-name="T27_6"><text:s/>(</text:span><text:span text:style-name="T27_7">o</text:span><text:span text:style-name="T27_8"><text:s/></text:span><text:span text:style-name="T27_9">czym</text:span><text:span text:style-name="T27_10"><text:s/></text:span><text:span text:style-name="T27_11">się</text:span><text:span text:style-name="T27_12"><text:s/></text:span><text:span text:style-name="T27_13">przekonamy</text:span><text:span text:style-name="T27_14">)</text:span></text:p>
        </text:list-item>
        <text:list-item>
          <text:p text:style-name="P28"><text:span text:style-name="T28_1">Web</text:span><text:span text:style-name="T28_2"><text:s/></text:span><text:span text:style-name="T28_3">profiler</text:span><text:span text:style-name="T28_4"><text:s/>-</text:span><text:span text:style-name="T28_5"><text:s/></text:span><text:span text:style-name="T28_6">składa</text:span><text:span text:style-name="T28_7"><text:s/></text:span><text:span text:style-name="T28_8">się</text:span><text:span text:style-name="T28_9"><text:s/></text:span><text:span text:style-name="T28_10">z</text:span><text:span text:style-name="T28_11"><text:s/></text:span><text:span text:style-name="T28_12">web</text:span><text:span text:style-name="T28_13"><text:s/></text:span><text:span text:style-name="T28_14">toolbara</text:span><text:span text:style-name="T28_15"><text:s/>-<text:s/></text:span><text:span text:style-name="T28_16">zbiera</text:span><text:span text:style-name="T28_17"><text:s/></text:span><text:span text:style-name="T28_18">informacje</text:span><text:span text:style-name="T28_19"><text:s/></text:span><text:span text:style-name="T28_20">o</text:span><text:span text:style-name="T28_21"><text:s/></text:span><text:span text:style-name="T28_22">wszystkich</text:span><text:span text:style-name="T28_23"><text:s/></text:span><text:span text:style-name="T28_24">requestach</text:span><text:span text:style-name="T28_25"><text:s/>(</text:span><text:span text:style-name="T28_26">ajax</text:span><text:span text:style-name="T28_27"><text:s/></text:span><text:span text:style-name="T28_28">oraz</text:span><text:span text:style-name="T28_29"><text:s/></text:span><text:span text:style-name="T28_30">esi</text:span><text:span text:style-name="T28_31"><text:s/></text:span><text:span text:style-name="T28_32">też</text:span><text:span text:style-name="T28_33">),<text:s/></text:span><text:span text:style-name="T28_34">zapytania</text:span><text:span text:style-name="T28_35"><text:s/></text:span><text:span text:style-name="T28_36">do</text:span><text:span text:style-name="T28_37"><text:s/></text:span><text:span text:style-name="T28_38">bazy</text:span><text:span text:style-name="T28_39">,<text:s/></text:span><text:span text:style-name="T28_40">sesja</text:span><text:span text:style-name="T28_41">,<text:s/></text:span><text:span text:style-name="T28_42">dane</text:span><text:span text:style-name="T28_43"><text:s/></text:span><text:span text:style-name="T28_44">formularza</text:span><text:span text:style-name="T28_45">,<text:s/></text:span><text:span text:style-name="T28_46">czas</text:span><text:span text:style-name="T28_47">,<text:s/></text:span><text:span text:style-name="T28_48">nazwa</text:span><text:span text:style-name="T28_49"><text:s/></text:span><text:span text:style-name="T28_50">routingu</text:span><text:span text:style-name="T28_51">,<text:s/></text:span><text:span text:style-name="T28_52">itp</text:span><text:span text:style-name="T28_53">.</text:span></text:p>
        </text:list-item>
      </text:list>
      <text:p text:style-name="P29"><text:span text:style-name="T29_1">SLAJD</text:span><text:span text:style-name="T29_2"><text:s/>12</text:span></text:p>
      <text:list text:style-name="LS2" xml:id="list15">
        <text:list-item>
          <text:p text:style-name="P30"><text:span text:style-name="T30_1">Plugin</text:span></text:p>
        </text:list-item>
        <text:list-item>
          <text:p text:style-name="P31"><text:span text:style-name="T31_1">Zbiorem</text:span><text:span text:style-name="T31_2"><text:s/></text:span><text:span text:style-name="T31_3">plików</text:span><text:span text:style-name="T31_4"><text:s/></text:span><text:span text:style-name="T31_5">wpkakowanych</text:span><text:span text:style-name="T31_6"><text:s/></text:span><text:span text:style-name="T31_7">do</text:span><text:span text:style-name="T31_8"><text:s/></text:span><text:span text:style-name="T31_9">folderu</text:span><text:span text:style-name="T31_10">,<text:s/></text:span><text:span text:style-name="T31_11">związane</text:span><text:span text:style-name="T31_12"><text:s/></text:span><text:span text:style-name="T31_13">z</text:span><text:span text:style-name="T31_14"><text:s/></text:span><text:span text:style-name="T31_15">implementacją</text:span><text:span text:style-name="T31_16"><text:s/></text:span><text:span text:style-name="T31_17">danej</text:span><text:span text:style-name="T31_18"><text:s/></text:span><text:span text:style-name="T31_19">funkcjonalności</text:span></text:p>
        </text:list-item>
        <text:list-item>
          <text:p text:style-name="P32"><text:span text:style-name="T32_1">Zawiera</text:span><text:span text:style-name="T32_2"><text:s/></text:span><text:span text:style-name="T32_3">jsy</text:span><text:span text:style-name="T32_4">,<text:s/></text:span><text:span text:style-name="T32_5">cssy</text:span><text:span text:style-name="T32_6">,<text:s/></text:span><text:span text:style-name="T32_7">wszelkie</text:span><text:span text:style-name="T32_8"><text:s/></text:span><text:span text:style-name="T32_9">assety</text:span><text:span text:style-name="T32_10">,<text:s/></text:span><text:span text:style-name="T32_11">pliki</text:span><text:span text:style-name="T32_12"><text:s/></text:span><text:span text:style-name="T32_13">php</text:span><text:span text:style-name="T32_14">,<text:s/></text:span><text:span text:style-name="T32_15">testy</text:span><text:span text:style-name="T32_16"><text:s/></text:span><text:span text:style-name="T32_17">i</text:span><text:span text:style-name="T32_18"><text:s/></text:span><text:span text:style-name="T32_19">czego</text:span><text:span text:style-name="T32_20"><text:s/></text:span><text:span text:style-name="T32_21">innego</text:span><text:span text:style-name="T32_22"><text:s/></text:span><text:span text:style-name="T32_23">jeszcze</text:span><text:span text:style-name="T32_24"><text:s/></text:span><text:span text:style-name="T32_25">dusza</text:span><text:span text:style-name="T32_26"><text:s/></text:span><text:span text:style-name="T32_27">zapragnie</text:span></text:p>
        </text:list-item>
        <text:list-item>
          <text:p text:style-name="P33"><text:span text:style-name="T33_1">First</text:span><text:span text:style-name="T33_2">-</text:span><text:span text:style-name="T33_3">class</text:span><text:span text:style-name="T33_4"><text:s/></text:span><text:span text:style-name="T33_5">citizens</text:span><text:span text:style-name="T33_6"><text:s/></text:span><text:span text:style-name="T33_7">w</text:span><text:span text:style-name="T33_8"><text:s/></text:span><text:span text:style-name="T33_9">Symfony</text:span><text:span text:style-name="T33_10">2</text:span></text:p>
        </text:list-item>
        <text:list-item>
          <text:p text:style-name="P34"><text:span text:style-name="T34_1">Wszystko</text:span><text:span text:style-name="T34_2"><text:s/></text:span><text:span text:style-name="T34_3">jest</text:span><text:span text:style-name="T34_4"><text:s/></text:span><text:span text:style-name="T34_5">bundlem</text:span><text:span text:style-name="T34_6"><text:s/></text:span><text:span text:style-name="T34_7">włącznie</text:span><text:span text:style-name="T34_8"><text:s/></text:span><text:span text:style-name="T34_9">z</text:span><text:span text:style-name="T34_10"><text:s/></text:span><text:span text:style-name="T34_11">podstawowymi</text:span><text:span text:style-name="T34_12"><text:s/></text:span><text:span text:style-name="T34_13">funkcjami</text:span><text:span text:style-name="T34_14"><text:s/></text:span><text:span text:style-name="T34_15">framewoka</text:span></text:p>
        </text:list-item>
        <text:list-item>
          <text:p text:style-name="P35"><text:span text:style-name="T35_1">Pozwala</text:span><text:span text:style-name="T35_2"><text:s/></text:span><text:span text:style-name="T35_3">to</text:span><text:span text:style-name="T35_4"><text:s/></text:span><text:span text:style-name="T35_5">na</text:span><text:span text:style-name="T35_6">:</text:span></text:p>
          <text:list>
            <text:list-item>
              <text:p text:style-name="P36"><text:span text:style-name="T36_1">dystrybucje</text:span><text:span text:style-name="T36_2"><text:s/></text:span><text:span text:style-name="T36_3">swoich</text:span><text:span text:style-name="T36_4"><text:s/></text:span><text:span text:style-name="T36_5">bundli</text:span></text:p>
            </text:list-item>
            <text:list-item>
              <text:p text:style-name="P37"><text:span text:style-name="T37_1">prostota</text:span><text:span text:style-name="T37_2"><text:s/></text:span><text:span text:style-name="T37_3">wyboru</text:span><text:span text:style-name="T37_4">,<text:s/></text:span><text:span text:style-name="T37_5">których</text:span><text:span text:style-name="T37_6"><text:s/></text:span><text:span text:style-name="T37_7">funkcjonalności</text:span><text:span text:style-name="T37_8"><text:s/></text:span><text:span text:style-name="T37_9">chcemy</text:span><text:span text:style-name="T37_10"><text:s/></text:span><text:span text:style-name="T37_11">używać</text:span></text:p>
            </text:list-item>
            <text:list-item>
              <text:p text:style-name="P38"><text:span text:style-name="T38_1">prostota</text:span><text:span text:style-name="T38_2"><text:s/></text:span><text:span text:style-name="T38_3">w</text:span><text:span text:style-name="T38_4"><text:s/></text:span><text:span text:style-name="T38_5">ich</text:span><text:span text:style-name="T38_6"><text:s/></text:span><text:span text:style-name="T38_7">konfiguracji</text:span></text:p>
            </text:list-item>
          </text:list>
        </text:list-item>
      </text:list>
      <text:p text:style-name="P39"><text:span text:style-name="T39_1">SLAJD</text:span><text:span text:style-name="T39_2"><text:s/>18</text:span></text:p>
      <text:p text:style-name="P40"><text:span text:style-name="T40_1">Konsola</text:span><text:span text:style-name="T40_2"><text:s/></text:span><text:span text:style-name="T40_3">to</text:span><text:span text:style-name="T40_4"><text:s/></text:span><text:span text:style-name="T40_5">komponent</text:span><text:span text:style-name="T40_6"><text:s/></text:span><text:span text:style-name="T40_7">pozwalający</text:span><text:span text:style-name="T40_8"><text:s/></text:span><text:span text:style-name="T40_9">na</text:span><text:span text:style-name="T40_10"><text:s/></text:span><text:span text:style-name="T40_11">tworzenie</text:span><text:span text:style-name="T40_12"><text:s/></text:span><text:span text:style-name="T40_13">własnych</text:span><text:span text:style-name="T40_14"><text:s/></text:span><text:span text:style-name="T40_15">komend</text:span><text:span text:style-name="T40_16">.<text:s/></text:span><text:span text:style-name="T40_17">Przydatne</text:span><text:span text:style-name="T40_18"><text:s/></text:span><text:span text:style-name="T40_19">do</text:span><text:span text:style-name="T40_20"><text:s/></text:span><text:span text:style-name="T40_21">tworzenia</text:span><text:span text:style-name="T40_22"><text:s/></text:span><text:span text:style-name="T40_23">skryptów</text:span><text:span text:style-name="T40_24"><text:s/></text:span><text:span text:style-name="T40_25">dla</text:span><text:span text:style-name="T40_26"><text:s/></text:span><text:span text:style-name="T40_27">crona</text:span><text:span text:style-name="T40_28"><text:s/></text:span><text:span text:style-name="T40_29">czy</text:span><text:span text:style-name="T40_30"><text:s/></text:span><text:span text:style-name="T40_31">jakichkolwiek</text:span><text:span text:style-name="T40_32"><text:s/></text:span><text:span text:style-name="T40_33">innych</text:span><text:span text:style-name="T40_34"><text:s/></text:span><text:span text:style-name="T40_35">zadań</text:span><text:span text:style-name="T40_36">.</text:span></text:p>
      <text:p text:style-name="P41"/>
      <text:p text:style-name="P42"><text:span text:style-name="T42_1">install</text:span><text:span text:style-name="T42_2"><text:s/></text:span><text:span text:style-name="T42_3">composer</text:span><text:span text:style-name="T42_4">.</text:span><text:span text:style-name="T42_5">phar</text:span><text:span text:style-name="T42_6"><text:s/></text:span><text:span text:style-name="T42_7">create</text:span><text:span text:style-name="T42_8">-</text:span><text:span text:style-name="T42_9">project</text:span><text:span text:style-name="T42_10"><text:s/></text:span><text:span text:style-name="T42_11">symfony</text:span><text:span text:style-name="T42_12">/</text:span><text:span text:style-name="T42_13">framework</text:span><text:span text:style-name="T42_14">-</text:span><text:span text:style-name="T42_15">standard</text:span><text:span text:style-name="T42_16">-</text:span><text:span text:style-name="T42_17">edition</text:span><text:span text:style-name="T42_18"><text:s/></text:span><text:span text:style-name="T42_19">path</text:span><text:span text:style-name="T42_20">/<text:s/>2.3.7</text:span></text:p>
      <text:p text:style-name="P43"/>
      <text:p text:style-name="P44"><text:span text:style-name="T44_1">$<text:s/></text:span><text:span text:style-name="T44_2">Writing</text:span><text:span text:style-name="T44_3"><text:s/></text:span><text:span text:style-name="T44_4">lock</text:span><text:span text:style-name="T44_5"><text:s/></text:span><text:span text:style-name="T44_6">file</text:span></text:p>
      <text:p text:style-name="P45"><text:span text:style-name="T45_1">$<text:s/></text:span><text:span text:style-name="T45_2">Generating</text:span><text:span text:style-name="T45_3"><text:s/></text:span><text:span text:style-name="T45_4">autoload</text:span><text:span text:style-name="T45_5"><text:s/></text:span><text:span text:style-name="T45_6">files</text:span></text:p>
      <text:p text:style-name="P46"><text:span text:style-name="T46_1">$<text:s/></text:span><text:span text:style-name="T46_2">Creating</text:span><text:span text:style-name="T46_3"><text:s/></text:span><text:span text:style-name="T46_4">the</text:span><text:span text:style-name="T46_5"><text:s/>"</text:span><text:span text:style-name="T46_6">app</text:span><text:span text:style-name="T46_7">/</text:span><text:span text:style-name="T46_8">config</text:span><text:span text:style-name="T46_9">/</text:span><text:span text:style-name="T46_10">parameters</text:span><text:span text:style-name="T46_11">.</text:span><text:span text:style-name="T46_12">yml</text:span><text:span text:style-name="T46_13">"<text:s/></text:span><text:span text:style-name="T46_14">file</text:span><text:span text:style-name="T46_15">.</text:span></text:p>
      <text:p text:style-name="P47"><text:span text:style-name="T47_1">$<text:s/></text:span><text:span text:style-name="T47_2">Some</text:span><text:span text:style-name="T47_3"><text:s/></text:span><text:span text:style-name="T47_4">parameters</text:span><text:span text:style-name="T47_5"><text:s/></text:span><text:span text:style-name="T47_6">are</text:span><text:span text:style-name="T47_7"><text:s/></text:span><text:span text:style-name="T47_8">missing</text:span><text:span text:style-name="T47_9">.<text:s/></text:span><text:span text:style-name="T47_10">Please</text:span><text:span text:style-name="T47_11"><text:s/></text:span><text:span text:style-name="T47_12">provide</text:span><text:span text:style-name="T47_13"><text:s/></text:span><text:span text:style-name="T47_14">them</text:span><text:span text:style-name="T47_15">.</text:span></text:p>
      <text:p text:style-name="P48"><text:span text:style-name="T48_1">$<text:s/></text:span><text:span text:style-name="T48_2">database</text:span><text:span text:style-name="T48_3">_</text:span><text:span text:style-name="T48_4">driver</text:span><text:span text:style-name="T48_5"><text:s/>(</text:span><text:span text:style-name="T48_6">pdo</text:span><text:span text:style-name="T48_7">_</text:span><text:span text:style-name="T48_8">mysql</text:span><text:span text:style-name="T48_9">):</text:span><text:span text:style-name="T48_10">pdo</text:span><text:span text:style-name="T48_11">_</text:span><text:span text:style-name="T48_12">mysql</text:span></text:p>
      <text:p text:style-name="P49"><text:span text:style-name="T49_1">$<text:s/></text:span><text:span text:style-name="T49_2">database</text:span><text:span text:style-name="T49_3">_</text:span><text:span text:style-name="T49_4">host</text:span><text:span text:style-name="T49_5"><text:s/>(127.0.0.1):</text:span><text:span text:style-name="T49_6">localhost</text:span></text:p>
      <text:p text:style-name="P50"><text:span text:style-name="T50_1">$<text:s/></text:span><text:span text:style-name="T50_2">database</text:span><text:span text:style-name="T50_3">_</text:span><text:span text:style-name="T50_4">port</text:span><text:span text:style-name="T50_5"><text:s/>(</text:span><text:span text:style-name="T50_6">null</text:span><text:span text:style-name="T50_7">):</text:span></text:p>
      <text:p text:style-name="P51"><text:span text:style-name="T51_1">$<text:s/></text:span><text:span text:style-name="T51_2">database</text:span><text:span text:style-name="T51_3">_</text:span><text:span text:style-name="T51_4">name</text:span><text:span text:style-name="T51_5"><text:s/>(</text:span><text:span text:style-name="T51_6">symfony</text:span><text:span text:style-name="T51_7">):</text:span><text:span text:style-name="T51_8">symfony</text:span></text:p>
      <text:p text:style-name="P52"><text:span text:style-name="T52_1">$<text:s/></text:span><text:span text:style-name="T52_2">database</text:span><text:span text:style-name="T52_3">_</text:span><text:span text:style-name="T52_4">user</text:span><text:span text:style-name="T52_5"><text:s/>(</text:span><text:span text:style-name="T52_6">root</text:span><text:span text:style-name="T52_7">):</text:span><text:span text:style-name="T52_8">root</text:span></text:p>
      <text:p text:style-name="P53"><text:span text:style-name="T53_1">$<text:s/></text:span><text:span text:style-name="T53_2">database</text:span><text:span text:style-name="T53_3">_</text:span><text:span text:style-name="T53_4">password</text:span><text:span text:style-name="T53_5"><text:s/>(</text:span><text:span text:style-name="T53_6">null</text:span><text:span text:style-name="T53_7">):</text:span></text:p>
      <text:p text:style-name="P54"><text:span text:style-name="T54_1">$<text:s/></text:span><text:span text:style-name="T54_2">mailer</text:span><text:span text:style-name="T54_3">_</text:span><text:span text:style-name="T54_4">transport</text:span><text:span text:style-name="T54_5"><text:s/>(</text:span><text:span text:style-name="T54_6">smtp</text:span><text:span text:style-name="T54_7">):</text:span></text:p>
      <text:p text:style-name="P55"><text:span text:style-name="T55_1">$<text:s/></text:span><text:span text:style-name="T55_2">mailer</text:span><text:span text:style-name="T55_3">_</text:span><text:span text:style-name="T55_4">host</text:span><text:span text:style-name="T55_5"><text:s/>(127.0.0.1):</text:span><text:span text:style-name="T55_6">localhost</text:span></text:p>
      <text:p text:style-name="P56"><text:span text:style-name="T56_1">$<text:s/></text:span><text:span text:style-name="T56_2">mailer</text:span><text:span text:style-name="T56_3">_</text:span><text:span text:style-name="T56_4">user</text:span><text:span text:style-name="T56_5"><text:s/>(</text:span><text:span text:style-name="T56_6">null</text:span><text:span text:style-name="T56_7">):</text:span></text:p>
      <text:p text:style-name="P57"><text:span text:style-name="T57_1">$<text:s/></text:span><text:span text:style-name="T57_2">mailer</text:span><text:span text:style-name="T57_3">_</text:span><text:span text:style-name="T57_4">password</text:span><text:span text:style-name="T57_5"><text:s/>(</text:span><text:span text:style-name="T57_6">null</text:span><text:span text:style-name="T57_7">):</text:span></text:p>
      <text:p text:style-name="P58"><text:span text:style-name="T58_1">$<text:s/></text:span><text:span text:style-name="T58_2">locale</text:span><text:span text:style-name="T58_3"><text:s/>(</text:span><text:span text:style-name="T58_4">en</text:span><text:span text:style-name="T58_5">):</text:span><text:span text:style-name="T58_6">pl</text:span></text:p>
      <text:p text:style-name="P59"><text:span text:style-name="T59_1">$<text:s/></text:span><text:span text:style-name="T59_2">secret</text:span><text:span text:style-name="T59_3"><text:s/>(</text:span><text:span text:style-name="T59_4">ThisTokenIsNotSoSecretChangeIt</text:span><text:span text:style-name="T59_5">):</text:span></text:p>
      <text:p text:style-name="P60"/>
      <text:p text:style-name="P61"><text:span text:style-name="T61_1">konfiguracja</text:span><text:span text:style-name="T61_2"><text:s/></text:span><text:span text:style-name="T61_3"><text:a xlink:type="simple" xlink:href="http://localhost/symfony2-presentation/example/presentation/web/app_dev.php"><text:span text:style-name="T61_4">http</text:span></text:a></text:span><text:span text:style-name="T61_5"><text:a xlink:type="simple" xlink:href="http://localhost/symfony2-presentation/example/presentation/web/app_dev.php"><text:span text:style-name="T61_6">://</text:span></text:a></text:span><text:span text:style-name="T61_7"><text:a xlink:type="simple" xlink:href="http://localhost/symfony2-presentation/example/presentation/web/app_dev.php"><text:span text:style-name="T61_8">localhost</text:span></text:a></text:span><text:span text:style-name="T61_9"><text:a xlink:type="simple" xlink:href="http://localhost/symfony2-presentation/example/presentation/web/app_dev.php"><text:span text:style-name="T61_10">/</text:span></text:a></text:span><text:span text:style-name="T61_11"><text:a xlink:type="simple" xlink:href="http://localhost/symfony2-presentation/example/presentation/web/app_dev.php"><text:span text:style-name="T61_12">symfony</text:span></text:a></text:span><text:span text:style-name="T61_13"><text:a xlink:type="simple" xlink:href="http://localhost/symfony2-presentation/example/presentation/web/app_dev.php"><text:span text:style-name="T61_14">2-</text:span></text:a></text:span><text:span text:style-name="T61_15"><text:a xlink:type="simple" xlink:href="http://localhost/symfony2-presentation/example/presentation/web/app_dev.php"><text:span text:style-name="T61_16">presentation</text:span></text:a></text:span><text:span text:style-name="T61_17"><text:a xlink:type="simple" xlink:href="http://localhost/symfony2-presentation/example/presentation/web/app_dev.php"><text:span text:style-name="T61_18">/</text:span></text:a></text:span><text:span text:style-name="T61_19"><text:a xlink:type="simple" xlink:href="http://localhost/symfony2-presentation/example/presentation/web/app_dev.php"><text:span text:style-name="T61_20">example</text:span></text:a></text:span><text:span text:style-name="T61_21"><text:a xlink:type="simple" xlink:href="http://localhost/symfony2-presentation/example/presentation/web/app_dev.php"><text:span text:style-name="T61_22">/</text:span></text:a></text:span><text:span text:style-name="T61_23"><text:a xlink:type="simple" xlink:href="http://localhost/symfony2-presentation/example/presentation/web/app_dev.php"><text:span text:style-name="T61_24">presentation</text:span></text:a></text:span><text:span text:style-name="T61_25"><text:a xlink:type="simple" xlink:href="http://localhost/symfony2-presentation/example/presentation/web/app_dev.php"><text:span text:style-name="T61_26">/</text:span></text:a></text:span><text:span text:style-name="T61_27"><text:a xlink:type="simple" xlink:href="http://localhost/symfony2-presentation/example/presentation/web/app_dev.php"><text:span text:style-name="T61_28">web</text:span></text:a></text:span><text:span text:style-name="T61_29"><text:a xlink:type="simple" xlink:href="http://localhost/symfony2-presentation/example/presentation/web/app_dev.php"><text:span text:style-name="T61_30">/</text:span></text:a></text:span><text:span text:style-name="T61_31"><text:a xlink:type="simple" xlink:href="http://localhost/symfony2-presentation/example/presentation/web/app_dev.php"><text:span text:style-name="T61_32">app</text:span></text:a></text:span><text:span text:style-name="T61_33"><text:a xlink:type="simple" xlink:href="http://localhost/symfony2-presentation/example/presentation/web/app_dev.php"><text:span text:style-name="T61_34">_</text:span></text:a></text:span><text:span text:style-name="T61_35"><text:a xlink:type="simple" xlink:href="http://localhost/symfony2-presentation/example/presentation/web/app_dev.php"><text:span text:style-name="T61_36">dev</text:span></text:a></text:span><text:span text:style-name="T61_37"><text:a xlink:type="simple" xlink:href="http://localhost/symfony2-presentation/example/presentation/web/app_dev.php"><text:span text:style-name="T61_38">.</text:span></text:a></text:span><text:span text:style-name="T61_39"><text:a xlink:type="simple" xlink:href="http://localhost/symfony2-presentation/example/presentation/web/app_dev.php"><text:span text:style-name="T61_40">php</text:span></text:a></text:span></text:p>
      <text:p text:style-name="P62"/>
      <text:p text:style-name="P63"><text:span text:style-name="T63_1">chmod</text:span><text:span text:style-name="T63_2"><text:s/>0777<text:s/>-</text:span><text:span text:style-name="T63_3">R</text:span><text:span text:style-name="T63_4"><text:s/></text:span><text:span text:style-name="T63_5">app</text:span><text:span text:style-name="T63_6">/</text:span><text:span text:style-name="T63_7">cache</text:span><text:span text:style-name="T63_8"><text:s/></text:span><text:span text:style-name="T63_9">app</text:span><text:span text:style-name="T63_10">/</text:span><text:span text:style-name="T63_11">logs</text:span></text:p>
      <text:p text:style-name="P64"/>
      <text:p text:style-name="P65"><text:span text:style-name="T65_1">konfiguracja</text:span><text:span text:style-name="T65_2"><text:s/></text:span><text:span text:style-name="T65_3">i</text:span><text:span text:style-name="T65_4"><text:s/></text:span><text:span text:style-name="T65_5">zapis</text:span><text:span text:style-name="T65_6"><text:s/></text:span><text:span text:style-name="T65_7">parameters</text:span><text:span text:style-name="T65_8">.</text:span><text:span text:style-name="T65_9">yml</text:span></text:p>
      <text:p text:style-name="P66"/>
      <text:p text:style-name="P67"><text:span text:style-name="T67_1"><text:a xlink:type="simple" xlink:href="http://localhost/symfony2-presentation/example/presentation/web/app_dev.php"><text:span text:style-name="T67_2">http</text:span></text:a></text:span><text:span text:style-name="T67_3"><text:a xlink:type="simple" xlink:href="http://localhost/symfony2-presentation/example/presentation/web/app_dev.php"><text:span text:style-name="T67_4">://</text:span></text:a></text:span><text:span text:style-name="T67_5"><text:a xlink:type="simple" xlink:href="http://localhost/symfony2-presentation/example/presentation/web/app_dev.php"><text:span text:style-name="T67_6">localhost</text:span></text:a></text:span><text:span text:style-name="T67_7"><text:a xlink:type="simple" xlink:href="http://localhost/symfony2-presentation/example/presentation/web/app_dev.php"><text:span text:style-name="T67_8">/</text:span></text:a></text:span><text:span text:style-name="T67_9"><text:a xlink:type="simple" xlink:href="http://localhost/symfony2-presentation/example/presentation/web/app_dev.php"><text:span text:style-name="T67_10">symfony</text:span></text:a></text:span><text:span text:style-name="T67_11"><text:a xlink:type="simple" xlink:href="http://localhost/symfony2-presentation/example/presentation/web/app_dev.php"><text:span text:style-name="T67_12">2-</text:span></text:a></text:span><text:span text:style-name="T67_13"><text:a xlink:type="simple" xlink:href="http://localhost/symfony2-presentation/example/presentation/web/app_dev.php"><text:span text:style-name="T67_14">presentation</text:span></text:a></text:span><text:span text:style-name="T67_15"><text:a xlink:type="simple" xlink:href="http://localhost/symfony2-presentation/example/presentation/web/app_dev.php"><text:span text:style-name="T67_16">/</text:span></text:a></text:span><text:span text:style-name="T67_17"><text:a xlink:type="simple" xlink:href="http://localhost/symfony2-presentation/example/presentation/web/app_dev.php"><text:span text:style-name="T67_18">example</text:span></text:a></text:span><text:span text:style-name="T67_19"><text:a xlink:type="simple" xlink:href="http://localhost/symfony2-presentation/example/presentation/web/app_dev.php"><text:span text:style-name="T67_20">/</text:span></text:a></text:span><text:span text:style-name="T67_21"><text:a xlink:type="simple" xlink:href="http://localhost/symfony2-presentation/example/presentation/web/app_dev.php"><text:span text:style-name="T67_22">presentation</text:span></text:a></text:span><text:span text:style-name="T67_23"><text:a xlink:type="simple" xlink:href="http://localhost/symfony2-presentation/example/presentation/web/app_dev.php"><text:span text:style-name="T67_24">/</text:span></text:a></text:span><text:span text:style-name="T67_25"><text:a xlink:type="simple" xlink:href="http://localhost/symfony2-presentation/example/presentation/web/app_dev.php"><text:span text:style-name="T67_26">web</text:span></text:a></text:span><text:span text:style-name="T67_27"><text:a xlink:type="simple" xlink:href="http://localhost/symfony2-presentation/example/presentation/web/app_dev.php"><text:span text:style-name="T67_28">/</text:span></text:a></text:span><text:span text:style-name="T67_29"><text:a xlink:type="simple" xlink:href="http://localhost/symfony2-presentation/example/presentation/web/app_dev.php"><text:span text:style-name="T67_30">app</text:span></text:a></text:span><text:span text:style-name="T67_31"><text:a xlink:type="simple" xlink:href="http://localhost/symfony2-presentation/example/presentation/web/app_dev.php"><text:span text:style-name="T67_32">_</text:span></text:a></text:span><text:span text:style-name="T67_33"><text:a xlink:type="simple" xlink:href="http://localhost/symfony2-presentation/example/presentation/web/app_dev.php"><text:span text:style-name="T67_34">dev</text:span></text:a></text:span><text:span text:style-name="T67_35"><text:a xlink:type="simple" xlink:href="http://localhost/symfony2-presentation/example/presentation/web/app_dev.php"><text:span text:style-name="T67_36">.</text:span></text:a></text:span><text:span text:style-name="T67_37"><text:a xlink:type="simple" xlink:href="http://localhost/symfony2-presentation/example/presentation/web/app_dev.php"><text:span text:style-name="T67_38">php</text:span></text:a></text:span></text:p>
      <text:p text:style-name="P68"/>
      <text:p text:style-name="P69"><text:span text:style-name="T69_1">pokazać</text:span><text:span text:style-name="T69_2"><text:s/></text:span><text:span text:style-name="T69_3">profiler</text:span></text:p>
      <text:p text:style-name="P70"/>
      <text:p text:style-name="P71"><text:span text:style-name="T71_1">pokazać</text:span><text:span text:style-name="T71_2"><text:s/></text:span><text:span text:style-name="T71_3">routing</text:span><text:span text:style-name="T71_4">,<text:s/></text:span><text:span text:style-name="T71_5">kontroller</text:span></text:p>
      <text:p text:style-name="P72"/>
      <text:p text:style-name="P73"><text:span text:style-name="T73_1">app</text:span><text:span text:style-name="T73_2">/</text:span><text:span text:style-name="T73_3">console</text:span><text:span text:style-name="T73_4"><text:s/></text:span><text:span text:style-name="T73_5">doctrine</text:span><text:span text:style-name="T73_6">:</text:span><text:span text:style-name="T73_7">generate</text:span><text:span text:style-name="T73_8">:</text:span><text:span text:style-name="T73_9">entity</text:span></text:p>
      <text:p text:style-name="P74"/>
      <text:p text:style-name="P75"><text:span text:style-name="T75_1">app</text:span><text:span text:style-name="T75_2">/</text:span><text:span text:style-name="T75_3">console</text:span><text:span text:style-name="T75_4"><text:s/></text:span><text:span text:style-name="T75_5">doctrine</text:span><text:span text:style-name="T75_6">:</text:span><text:span text:style-name="T75_7">database</text:span><text:span text:style-name="T75_8">:</text:span><text:span text:style-name="T75_9">create</text:span></text:p>
      <text:p text:style-name="P76"/>
      <text:p text:style-name="P77"><text:span text:style-name="T77_1">app</text:span><text:span text:style-name="T77_2">/</text:span><text:span text:style-name="T77_3">console</text:span><text:span text:style-name="T77_4"><text:s/></text:span><text:span text:style-name="T77_5">doctrine</text:span><text:span text:style-name="T77_6">:</text:span><text:span text:style-name="T77_7">schema</text:span><text:span text:style-name="T77_8">:</text:span><text:span text:style-name="T77_9">update</text:span><text:span text:style-name="T77_10"><text:s/>--</text:span><text:span text:style-name="T77_11">force</text:span></text:p>
      <text:p text:style-name="P78"/>
      <text:p text:style-name="P79"><text:span text:style-name="T79_1">app</text:span><text:span text:style-name="T79_2">/</text:span><text:span text:style-name="T79_3">console</text:span><text:span text:style-name="T79_4"><text:s/></text:span><text:span text:style-name="T79_5">generate</text:span><text:span text:style-name="T79_6">:</text:span><text:span text:style-name="T79_7">doctrine</text:span><text:span text:style-name="T79_8">:</text:span><text:span text:style-name="T79_9">crud</text:span></text:p>
      <text:p text:style-name="P80"/>
      <text:p text:style-name="P81"><text:span text:style-name="T81_1">dodać</text:span><text:span text:style-name="T81_2"><text:s/></text:span><text:span text:style-name="T81_3">routin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